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38.77mm"/>
    </style:style>
    <style:style style:name="co3" style:family="table-column">
      <style:table-column-properties fo:break-before="auto" style:column-width="26.3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33.74mm"/>
    </style:style>
    <style:style style:name="co6" style:family="table-column">
      <style:table-column-properties fo:break-before="auto" style:column-width="45.86mm"/>
    </style:style>
    <style:style style:name="co7" style:family="table-column">
      <style:table-column-properties fo:break-before="auto" style:column-width="42.49mm"/>
    </style:style>
    <style:style style:name="co8" style:family="table-column">
      <style:table-column-properties fo:break-before="auto" style:column-width="25.65mm"/>
    </style:style>
    <style:style style:name="co9" style:family="table-column">
      <style:table-column-properties fo:break-before="auto" style:column-width="37.43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31.7mm"/>
    </style:style>
    <style:style style:name="co12" style:family="table-column">
      <style:table-column-properties fo:break-before="auto" style:column-width="39.14mm"/>
    </style:style>
    <style:style style:name="co13" style:family="table-column">
      <style:table-column-properties fo:break-before="auto" style:column-width="29mm"/>
    </style:style>
    <style:style style:name="co14" style:family="table-column">
      <style:table-column-properties fo:break-before="auto" style:column-width="36.44mm"/>
    </style:style>
    <style:style style:name="co15" style:family="table-column">
      <style:table-column-properties fo:break-before="auto" style:column-width="36.76mm"/>
    </style:style>
    <style:style style:name="co16" style:family="table-column">
      <style:table-column-properties fo:break-before="auto" style:column-width="44.17mm"/>
    </style:style>
    <style:style style:name="co17" style:family="table-column">
      <style:table-column-properties fo:break-before="auto" style:column-width="42.83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36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6.7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14.23mm" fo:break-before="auto" style:use-optimal-row-height="false"/>
    </style:style>
    <style:style style:name="ro10" style:family="table-row">
      <style:table-row-properties style:row-height="13.11mm" fo:break-before="auto" style:use-optimal-row-height="false"/>
    </style:style>
    <style:style style:name="ro11" style:family="table-row">
      <style:table-row-properties style:row-height="5.96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8.15mm" fo:break-before="auto" style:use-optimal-row-height="false"/>
    </style:style>
    <style:style style:name="ro14" style:family="table-row">
      <style:table-row-properties style:row-height="7.55mm" fo:break-before="auto" style:use-optimal-row-height="false"/>
    </style:style>
    <style:style style:name="ro15" style:family="table-row">
      <style:table-row-properties style:row-height="7.81mm" fo:break-before="auto" style:use-optimal-row-height="false"/>
    </style:style>
    <style:style style:name="ro16" style:family="table-row">
      <style:table-row-properties style:row-height="8.47mm" fo:break-before="auto" style:use-optimal-row-height="false"/>
    </style:style>
    <style:style style:name="ro17" style:family="table-row">
      <style:table-row-properties style:row-height="8.08mm" fo:break-before="auto" style:use-optimal-row-height="false"/>
    </style:style>
    <style:style style:name="ro18" style:family="table-row">
      <style:table-row-properties style:row-height="9.14mm" fo:break-before="auto" style:use-optimal-row-height="false"/>
    </style:style>
    <style:style style:name="ro19" style:family="table-row">
      <style:table-row-properties style:row-height="6.35mm" fo:break-before="auto" style:use-optimal-row-height="false"/>
    </style:style>
    <style:style style:name="ro20" style:family="table-row">
      <style:table-row-properties style:row-height="7.09mm" fo:break-before="auto" style:use-optimal-row-height="false"/>
    </style:style>
    <style:style style:name="ro21" style:family="table-row">
      <style:table-row-properties style:row-height="1.13mm" fo:break-before="auto" style:use-optimal-row-height="false"/>
    </style:style>
    <style:style style:name="ro22" style:family="table-row">
      <style:table-row-properties style:row-height="5.7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9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" style:family="table-cell" style:parent-style-name="一般_5f_速報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4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 style:data-style-name="N15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size-asian="17pt" style:font-style-asian="normal" style:font-weight-asian="normal" style:font-name-complex="標楷體" style:font-size-complex="17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0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5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Excel_5f_BuiltIn_5f_Comma_5f_0" style:data-style-name="N15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Excel_5f_BuiltIn_5f_Comma_5f_0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Default" style:data-style-name="N15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Default" style:data-style-name="N15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name-complex="標楷體" style:font-size-complex="1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 style:data-style-name="N149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6" style:family="table-cell" style:parent-style-name="千分位_5b_0_5d__5f_96-09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2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6" style:family="table-cell" style:parent-style-name="一般_5f_速報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9" style:family="table-cell" style:parent-style-name="Excel_5f_BuiltIn_5f_Comma" style:data-style-name="N149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0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1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Excel_5f_BuiltIn_5f_Comma" style:data-style-name="N15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3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4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5" style:family="table-cell" style:parent-style-name="千分位_5b_0_5d__5f_96-09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6" style:family="table-cell" style:parent-style-name="Excel_5f_BuiltIn_5f_Comma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1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name-complex="新細明體" style:font-size-asian="13pt" style:font-size-complex="13pt" style:font-weight-asian="normal" style:font-weight-complex="normal" style:font-style-asian="normal" style:font-name="新細明體"/>
    </style:style>
    <style:style style:name="T2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size-asian="13pt" style:font-size-complex="13pt" style:font-weight-asian="normal" style:font-weight-complex="normal" style:font-style-asian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3" table:default-cell-style-name="ce12"/>
        <table:table-column table:style-name="co6" table:default-cell-style-name="ce12"/>
        <table:table-column table:style-name="co7" table:default-cell-style-name="ce12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3" table:default-cell-style-name="ce12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2">
          <table:table-cell table:style-name="ce2"/>
          <table:table-cell table:style-name="ce14"/>
          <table:table-cell table:style-name="ce27" table:number-columns-repeated="8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65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5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49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6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0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104" calcext:value-type="float">
            <text:p><text:s text:c="3"/>143,104</text:p>
          </table:table-cell>
          <table:table-cell table:style-name="ce42" office:value-type="float" office:value="6369768" calcext:value-type="float">
            <text:p><text:s text:c="3"/>6,369,768</text:p>
          </table:table-cell>
          <table:table-cell table:style-name="ce42" office:value-type="float" office:value="21928591" calcext:value-type="float">
            <text:p><text:s text:c="3"/>21,928,591</text:p>
          </table:table-cell>
          <table:table-cell table:style-name="ce30" office:value-type="float" office:value="11243408" calcext:value-type="float">
            <text:p><text:s text:c="3"/>11,243,408</text:p>
          </table:table-cell>
          <table:table-cell table:style-name="ce39" office:value-type="float" office:value="10685183" calcext:value-type="float">
            <text:p><text:s text:c="3"/>10,685,183</text:p>
          </table:table-cell>
          <table:table-cell table:style-name="ce51" office:value-type="float" office:value="105.22" calcext:value-type="float">
            <text:p><text:s text:c="3"/>105.22</text:p>
          </table:table-cell>
          <table:table-cell table:style-name="ce51" office:value-type="float" office:value="605.96" calcext:value-type="float">
            <text:p><text:s text:c="3"/>605.96</text:p>
          </table:table-cell>
          <table:table-cell table:style-name="ce66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8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471" calcext:value-type="float">
            <text:p><text:s text:c="3"/>143,471</text:p>
          </table:table-cell>
          <table:table-cell table:style-name="ce43" office:value-type="float" office:value="6532466" calcext:value-type="float">
            <text:p><text:s text:c="3"/>6,532,466</text:p>
          </table:table-cell>
          <table:table-cell table:style-name="ce42" office:value-type="float" office:value="22092387" calcext:value-type="float">
            <text:p><text:s text:c="3"/>22,092,387</text:p>
          </table:table-cell>
          <table:table-cell table:style-name="ce47" office:value-type="float" office:value="11312728" calcext:value-type="float">
            <text:p><text:s text:c="3"/>11,312,728</text:p>
          </table:table-cell>
          <table:table-cell table:style-name="ce44" office:value-type="float" office:value="10779659" calcext:value-type="float">
            <text:p><text:s text:c="3"/>10,779,659</text:p>
          </table:table-cell>
          <table:table-cell table:style-name="ce51" office:value-type="float" office:value="104.95" calcext:value-type="float">
            <text:p><text:s text:c="3"/>104.95</text:p>
          </table:table-cell>
          <table:table-cell table:style-name="ce51" office:value-type="float" office:value="610.49" calcext:value-type="float">
            <text:p><text:s text:c="3"/>610.49</text:p>
          </table:table-cell>
          <table:table-cell table:style-name="ce66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9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6" calcext:value-type="float">
            <text:p><text:s text:c="3"/>7,756</text:p>
          </table:table-cell>
          <table:table-cell table:style-name="ce31" office:value-type="float" office:value="144112" calcext:value-type="float">
            <text:p><text:s text:c="3"/>144,112</text:p>
          </table:table-cell>
          <table:table-cell table:style-name="ce44" office:value-type="float" office:value="6681685" calcext:value-type="float">
            <text:p><text:s text:c="3"/>6,681,685</text:p>
          </table:table-cell>
          <table:table-cell table:style-name="ce42" office:value-type="float" office:value="22276672" calcext:value-type="float">
            <text:p><text:s text:c="3"/>22,276,672</text:p>
          </table:table-cell>
          <table:table-cell table:style-name="ce47" office:value-type="float" office:value="11392050" calcext:value-type="float">
            <text:p><text:s text:c="3"/>11,392,050</text:p>
          </table:table-cell>
          <table:table-cell table:style-name="ce44" office:value-type="float" office:value="10884622" calcext:value-type="float">
            <text:p><text:s text:c="3"/>10,884,622</text:p>
          </table:table-cell>
          <table:table-cell table:style-name="ce51" office:value-type="float" office:value="104.66" calcext:value-type="float">
            <text:p><text:s text:c="3"/>104.66</text:p>
          </table:table-cell>
          <table:table-cell table:style-name="ce51" office:value-type="float" office:value="615.58" calcext:value-type="float">
            <text:p><text:s text:c="3"/>615.58</text:p>
          </table:table-cell>
          <table:table-cell table:style-name="ce66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0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39" office:value-type="float" office:value="145196" calcext:value-type="float">
            <text:p><text:s text:c="3"/>145,196</text:p>
          </table:table-cell>
          <table:table-cell table:style-name="ce30" office:value-type="float" office:value="6802281" calcext:value-type="float">
            <text:p><text:s text:c="3"/>6,802,281</text:p>
          </table:table-cell>
          <table:table-cell table:style-name="ce42" office:value-type="float" office:value="22405568" calcext:value-type="float">
            <text:p><text:s text:c="3"/>22,405,568</text:p>
          </table:table-cell>
          <table:table-cell table:style-name="ce30" office:value-type="float" office:value="11441651" calcext:value-type="float">
            <text:p><text:s text:c="3"/>11,441,651</text:p>
          </table:table-cell>
          <table:table-cell table:style-name="ce39" office:value-type="float" office:value="10963917" calcext:value-type="float">
            <text:p><text:s text:c="3"/>10,963,917</text:p>
          </table:table-cell>
          <table:table-cell table:style-name="ce51" office:value-type="float" office:value="104.36" calcext:value-type="float">
            <text:p><text:s text:c="3"/>104.36</text:p>
          </table:table-cell>
          <table:table-cell table:style-name="ce51" office:value-type="float" office:value="619.14" calcext:value-type="float">
            <text:p><text:s text:c="3"/>619.14</text:p>
          </table:table-cell>
          <table:table-cell table:style-name="ce66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1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9" office:value-type="float" office:value="146266" calcext:value-type="float">
            <text:p><text:s text:c="3"/>146,266</text:p>
          </table:table-cell>
          <table:table-cell table:style-name="ce30" office:value-type="float" office:value="6925019" calcext:value-type="float">
            <text:p><text:s text:c="3"/>6,925,019</text:p>
          </table:table-cell>
          <table:table-cell table:style-name="ce42" office:value-type="float" office:value="22520776" calcext:value-type="float">
            <text:p><text:s text:c="3"/>22,520,776</text:p>
          </table:table-cell>
          <table:table-cell table:style-name="ce30" office:value-type="float" office:value="11485409" calcext:value-type="float">
            <text:p><text:s text:c="3"/>11,485,409</text:p>
          </table:table-cell>
          <table:table-cell table:style-name="ce39" office:value-type="float" office:value="11035367" calcext:value-type="float">
            <text:p><text:s text:c="3"/>11,035,367</text:p>
          </table:table-cell>
          <table:table-cell table:style-name="ce51" office:value-type="float" office:value="104.08" calcext:value-type="float">
            <text:p><text:s text:c="3"/>104.08</text:p>
          </table:table-cell>
          <table:table-cell table:style-name="ce51" office:value-type="float" office:value="622.33" calcext:value-type="float">
            <text:p><text:s text:c="3"/>622.33</text:p>
          </table:table-cell>
          <table:table-cell table:style-name="ce66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2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9" calcext:value-type="float">
            <text:p><text:s text:c="3"/>369</text:p>
          </table:table-cell>
          <table:table-cell table:style-name="ce32" office:value-type="float" office:value="7809" calcext:value-type="float">
            <text:p><text:s text:c="3"/>7,809</text:p>
          </table:table-cell>
          <table:table-cell table:style-name="ce32" office:value-type="float" office:value="145971" calcext:value-type="float">
            <text:p><text:s text:c="3"/>145,971</text:p>
          </table:table-cell>
          <table:table-cell table:style-name="ce32" office:value-type="float" office:value="7047168" calcext:value-type="float">
            <text:p><text:s text:c="3"/>7,047,168</text:p>
          </table:table-cell>
          <table:table-cell table:style-name="ce32" office:value-type="float" office:value="22604550" calcext:value-type="float">
            <text:p><text:s text:c="3"/>22,604,550</text:p>
          </table:table-cell>
          <table:table-cell table:style-name="ce32" office:value-type="float" office:value="11515062" calcext:value-type="float">
            <text:p><text:s text:c="3"/>11,515,062</text:p>
          </table:table-cell>
          <table:table-cell table:style-name="ce32" office:value-type="float" office:value="11089488" calcext:value-type="float">
            <text:p><text:s text:c="3"/>11,089,488</text:p>
          </table:table-cell>
          <table:table-cell table:style-name="ce52" office:value-type="float" office:value="103.84" calcext:value-type="float">
            <text:p><text:s text:c="3"/>103.84</text:p>
          </table:table-cell>
          <table:table-cell table:style-name="ce52" office:value-type="float" office:value="624.64" calcext:value-type="float">
            <text:p><text:s text:c="3"/>624.64</text:p>
          </table:table-cell>
          <table:table-cell table:style-name="ce67" office:value-type="float" office:value="3.21" calcext:value-type="float">
            <text:p><text:s text:c="3"/>3.2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3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10" calcext:value-type="float">
            <text:p><text:s text:c="3"/>7,810</text:p>
          </table:table-cell>
          <table:table-cell table:style-name="ce33" office:value-type="float" office:value="146225" calcext:value-type="float">
            <text:p><text:s text:c="3"/>146,225</text:p>
          </table:table-cell>
          <table:table-cell table:style-name="ce33" office:value-type="float" office:value="7179943" calcext:value-type="float">
            <text:p><text:s text:c="3"/>7,179,943</text:p>
          </table:table-cell>
          <table:table-cell table:style-name="ce33" office:value-type="float" office:value="22689122" calcext:value-type="float">
            <text:p><text:s text:c="3"/>22,689,122</text:p>
          </table:table-cell>
          <table:table-cell table:style-name="ce33" office:value-type="float" office:value="11541585" calcext:value-type="float">
            <text:p><text:s text:c="3"/>11,541,585</text:p>
          </table:table-cell>
          <table:table-cell table:style-name="ce33" office:value-type="float" office:value="11147537" calcext:value-type="float">
            <text:p><text:s text:c="3"/>11,147,537</text:p>
          </table:table-cell>
          <table:table-cell table:style-name="ce52" office:value-type="float" office:value="103.53" calcext:value-type="float">
            <text:p><text:s text:c="3"/>103.53</text:p>
          </table:table-cell>
          <table:table-cell table:style-name="ce52" office:value-type="float" office:value="626.98" calcext:value-type="float">
            <text:p><text:s text:c="3"/>626.98</text:p>
          </table:table-cell>
          <table:table-cell table:style-name="ce68" office:value-type="float" office:value="3.16" calcext:value-type="float">
            <text:p><text:s text:c="3"/>3.1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4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3" calcext:value-type="float">
            <text:p><text:s text:c="3"/>7,833</text:p>
          </table:table-cell>
          <table:table-cell table:style-name="ce32" office:value-type="float" office:value="146967" calcext:value-type="float">
            <text:p><text:s text:c="3"/>146,967</text:p>
          </table:table-cell>
          <table:table-cell table:style-name="ce32" office:value-type="float" office:value="7292879" calcext:value-type="float">
            <text:p><text:s text:c="3"/>7,292,879</text:p>
          </table:table-cell>
          <table:table-cell table:style-name="ce33" office:value-type="float" office:value="22770383" calcext:value-type="float">
            <text:p><text:s text:c="3"/>22,770,383</text:p>
          </table:table-cell>
          <table:table-cell table:style-name="ce32" office:value-type="float" office:value="11562440" calcext:value-type="float">
            <text:p><text:s text:c="3"/>11,562,440</text:p>
          </table:table-cell>
          <table:table-cell table:style-name="ce32" office:value-type="float" office:value="11207943" calcext:value-type="float">
            <text:p><text:s text:c="3"/>11,207,943</text:p>
          </table:table-cell>
          <table:table-cell table:style-name="ce52" office:value-type="float" office:value="103.16" calcext:value-type="float">
            <text:p><text:s text:c="3"/>103.16</text:p>
          </table:table-cell>
          <table:table-cell table:style-name="ce52" office:value-type="float" office:value="629.22" calcext:value-type="float">
            <text:p><text:s text:c="3"/>629.22</text:p>
          </table:table-cell>
          <table:table-cell table:style-name="ce68" office:value-type="float" office:value="3.12" calcext:value-type="float">
            <text:p><text:s text:c="3"/>3.12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5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8" calcext:value-type="float">
            <text:p><text:s text:c="3"/>7,828</text:p>
          </table:table-cell>
          <table:table-cell table:style-name="ce32" office:value-type="float" office:value="147134" calcext:value-type="float">
            <text:p><text:s text:c="3"/>147,134</text:p>
          </table:table-cell>
          <table:table-cell table:style-name="ce32" office:value-type="float" office:value="7394758" calcext:value-type="float">
            <text:p><text:s text:c="3"/>7,394,758</text:p>
          </table:table-cell>
          <table:table-cell table:style-name="ce33" office:value-type="float" office:value="22876527" calcext:value-type="float">
            <text:p><text:s text:c="3"/>22,876,527</text:p>
          </table:table-cell>
          <table:table-cell table:style-name="ce32" office:value-type="float" office:value="11591707" calcext:value-type="float">
            <text:p><text:s text:c="3"/>11,591,707</text:p>
          </table:table-cell>
          <table:table-cell table:style-name="ce32" office:value-type="float" office:value="11284820" calcext:value-type="float">
            <text:p><text:s text:c="3"/>11,284,820</text:p>
          </table:table-cell>
          <table:table-cell table:style-name="ce52" office:value-type="float" office:value="102.72" calcext:value-type="float">
            <text:p><text:s text:c="3"/>102.72</text:p>
          </table:table-cell>
          <table:table-cell table:style-name="ce52" office:value-type="float" office:value="632.16" calcext:value-type="float">
            <text:p><text:s text:c="3"/>632.16</text:p>
          </table:table-cell>
          <table:table-cell table:style-name="ce67" office:value-type="float" office:value="3.09" calcext:value-type="float">
            <text:p><text:s text:c="3"/>3.09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6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6" calcext:value-type="float">
            <text:p><text:s text:c="3"/>7,826</text:p>
          </table:table-cell>
          <table:table-cell table:style-name="ce32" office:value-type="float" office:value="147342" calcext:value-type="float">
            <text:p><text:s text:c="3"/>147,342</text:p>
          </table:table-cell>
          <table:table-cell table:style-name="ce32" office:value-type="float" office:value="7512449" calcext:value-type="float">
            <text:p><text:s text:c="3"/>7,512,449</text:p>
          </table:table-cell>
          <table:table-cell table:style-name="ce33" office:value-type="float" office:value="22958360" calcext:value-type="float">
            <text:p><text:s text:c="3"/>22,958,360</text:p>
          </table:table-cell>
          <table:table-cell table:style-name="ce32" office:value-type="float" office:value="11608767" calcext:value-type="float">
            <text:p><text:s text:c="3"/>11,608,767</text:p>
          </table:table-cell>
          <table:table-cell table:style-name="ce32" office:value-type="float" office:value="11349593" calcext:value-type="float">
            <text:p><text:s text:c="3"/>11,349,593</text:p>
          </table:table-cell>
          <table:table-cell table:style-name="ce52" office:value-type="float" office:value="102.28" calcext:value-type="float">
            <text:p><text:s text:c="3"/>102.28</text:p>
          </table:table-cell>
          <table:table-cell table:style-name="ce52" office:value-type="float" office:value="634.39" calcext:value-type="float">
            <text:p><text:s text:c="3"/>634.39</text:p>
          </table:table-cell>
          <table:table-cell table:style-name="ce67" office:value-type="float" office:value="3.06" calcext:value-type="float">
            <text:p><text:s text:c="3"/>3.0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7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91" calcext:value-type="float">
            <text:p><text:s text:c="3"/>147,591</text:p>
          </table:table-cell>
          <table:table-cell table:style-name="ce32" office:value-type="float" office:value="7655772" calcext:value-type="float">
            <text:p><text:s text:c="3"/>7,655,772</text:p>
          </table:table-cell>
          <table:table-cell table:style-name="ce33" office:value-type="float" office:value="23037031" calcext:value-type="float">
            <text:p><text:s text:c="3"/>23,037,031</text:p>
          </table:table-cell>
          <table:table-cell table:style-name="ce32" office:value-type="float" office:value="11626351" calcext:value-type="float">
            <text:p><text:s text:c="3"/>11,626,351</text:p>
          </table:table-cell>
          <table:table-cell table:style-name="ce32" office:value-type="float" office:value="11410680" calcext:value-type="float">
            <text:p><text:s text:c="3"/>11,410,680</text:p>
          </table:table-cell>
          <table:table-cell table:style-name="ce52" office:value-type="float" office:value="101.89" calcext:value-type="float">
            <text:p><text:s text:c="3"/>101.89</text:p>
          </table:table-cell>
          <table:table-cell table:style-name="ce52" office:value-type="float" office:value="636.57" calcext:value-type="float">
            <text:p><text:s text:c="3"/>636.57</text:p>
          </table:table-cell>
          <table:table-cell table:style-name="ce67" office:value-type="float" office:value="3.01" calcext:value-type="float">
            <text:p><text:s text:c="3"/>3.0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8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4" calcext:value-type="float">
            <text:p><text:s text:c="3"/>7,834</text:p>
          </table:table-cell>
          <table:table-cell table:style-name="ce32" office:value-type="float" office:value="147863" calcext:value-type="float">
            <text:p><text:s text:c="3"/>147,863</text:p>
          </table:table-cell>
          <table:table-cell table:style-name="ce32" office:value-type="float" office:value="7805834" calcext:value-type="float">
            <text:p><text:s text:c="3"/>7,805,834</text:p>
          </table:table-cell>
          <table:table-cell table:style-name="ce33" office:value-type="float" office:value="23119772" calcext:value-type="float">
            <text:p><text:s text:c="3"/>23,119,772</text:p>
          </table:table-cell>
          <table:table-cell table:style-name="ce32" office:value-type="float" office:value="11636734" calcext:value-type="float">
            <text:p><text:s text:c="3"/>11,636,734</text:p>
          </table:table-cell>
          <table:table-cell table:style-name="ce32" office:value-type="float" office:value="11483038" calcext:value-type="float">
            <text:p><text:s text:c="3"/>11,483,038</text:p>
          </table:table-cell>
          <table:table-cell table:style-name="ce52" office:value-type="float" office:value="101.34" calcext:value-type="float">
            <text:p><text:s text:c="3"/>101.34</text:p>
          </table:table-cell>
          <table:table-cell table:style-name="ce52" office:value-type="float" office:value="638.82" calcext:value-type="float">
            <text:p><text:s text:c="3"/>638.82</text:p>
          </table:table-cell>
          <table:table-cell table:style-name="ce67" office:value-type="float" office:value="2.96" calcext:value-type="float">
            <text:p><text:s text:c="3"/>2.9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9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37024" calcext:value-type="float">
            <text:p><text:s text:c="3"/>7,937,024</text:p>
          </table:table-cell>
          <table:table-cell table:style-name="ce33" office:value-type="float" office:value="23162123" calcext:value-type="float">
            <text:p><text:s text:c="3"/>23,162,123</text:p>
          </table:table-cell>
          <table:table-cell table:style-name="ce32" office:value-type="float" office:value="11635225" calcext:value-type="float">
            <text:p><text:s text:c="3"/>11,635,225</text:p>
          </table:table-cell>
          <table:table-cell table:style-name="ce32" office:value-type="float" office:value="11526898" calcext:value-type="float">
            <text:p><text:s text:c="3"/>11,526,898</text:p>
          </table:table-cell>
          <table:table-cell table:style-name="ce52" office:value-type="float" office:value="100.94" calcext:value-type="float">
            <text:p><text:s text:c="3"/>100.94</text:p>
          </table:table-cell>
          <table:table-cell table:style-name="ce52" office:value-type="float" office:value="639.99" calcext:value-type="float">
            <text:p><text:s text:c="3"/>639.99</text:p>
          </table:table-cell>
          <table:table-cell table:style-name="ce67" office:value-type="float" office:value="2.92" calcext:value-type="float">
            <text:p><text:s text:c="3"/>2.92</text:p>
          </table:table-cell>
          <table:table-cell table:style-name="ce78" table:number-columns-repeated="1012"/>
        </table:table-row>
        <table:table-row table:style-name="ro5">
          <table:table-cell table:style-name="ce6" office:value-type="string" calcext:value-type="string">
            <text:p>100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7828" calcext:value-type="float">
            <text:p><text:s text:c="3"/>147,828</text:p>
          </table:table-cell>
          <table:table-cell table:style-name="ce30" office:value-type="float" office:value="8057761" calcext:value-type="float">
            <text:p><text:s text:c="3"/>8,057,761</text:p>
          </table:table-cell>
          <table:table-cell table:style-name="ce42" office:value-type="float" office:value="23224912" calcext:value-type="float">
            <text:p><text:s text:c="3"/>23,224,912</text:p>
          </table:table-cell>
          <table:table-cell table:style-name="ce30" office:value-type="float" office:value="11645674" calcext:value-type="float">
            <text:p><text:s text:c="3"/>11,645,674</text:p>
          </table:table-cell>
          <table:table-cell table:style-name="ce30" office:value-type="float" office:value="11579238" calcext:value-type="float">
            <text:p><text:s text:c="3"/>11,579,238</text:p>
          </table:table-cell>
          <table:table-cell table:style-name="ce53" office:value-type="float" office:value="100.57" calcext:value-type="float">
            <text:p><text:s text:c="3"/>100.57</text:p>
          </table:table-cell>
          <table:table-cell table:style-name="ce53" office:value-type="float" office:value="641.7" calcext:value-type="float">
            <text:p><text:s text:c="3"/>641.70</text:p>
          </table:table-cell>
          <table:table-cell table:style-name="ce69" office:value-type="float" office:value="2.88" calcext:value-type="float">
            <text:p><text:s text:c="3"/>2.88</text:p>
          </table:table-cell>
          <table:table-cell table:style-name="ce79" table:number-columns-repeated="1012"/>
        </table:table-row>
        <table:table-row table:style-name="ro5">
          <table:table-cell table:style-name="ce6" office:value-type="string" calcext:value-type="string">
            <text:p>101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8358" calcext:value-type="float">
            <text:p><text:s text:c="3"/>148,358</text:p>
          </table:table-cell>
          <table:table-cell table:style-name="ce30" office:value-type="float" office:value="8186432" calcext:value-type="float">
            <text:p><text:s text:c="3"/>8,186,432</text:p>
          </table:table-cell>
          <table:table-cell table:style-name="ce42" office:value-type="float" office:value="23315822" calcext:value-type="float">
            <text:p><text:s text:c="3"/>23,315,822</text:p>
          </table:table-cell>
          <table:table-cell table:style-name="ce30" office:value-type="float" office:value="11673319" calcext:value-type="float">
            <text:p><text:s text:c="3"/>11,673,319</text:p>
          </table:table-cell>
          <table:table-cell table:style-name="ce30" office:value-type="float" office:value="11642503" calcext:value-type="float">
            <text:p><text:s text:c="3"/>11,642,503</text:p>
          </table:table-cell>
          <table:table-cell table:style-name="ce54" office:value-type="float" office:value="100.26" calcext:value-type="float">
            <text:p><text:s text:c="3"/>100.26</text:p>
          </table:table-cell>
          <table:table-cell table:style-name="ce54" office:value-type="float" office:value="644.21" calcext:value-type="float">
            <text:p><text:s text:c="3"/>644.21</text:p>
          </table:table-cell>
          <table:table-cell table:style-name="ce69" office:value-type="float" office:value="2.85" calcext:value-type="float">
            <text:p><text:s text:c="3"/>2.85</text:p>
          </table:table-cell>
          <table:table-cell table:style-name="ce80"/>
          <table:table-cell table:style-name="ce79" table:number-columns-repeated="1011"/>
        </table:table-row>
        <table:table-row table:style-name="ro6">
          <table:table-cell table:style-name="ce6" office:value-type="string" calcext:value-type="string">
            <text:p>102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9" calcext:value-type="float">
            <text:p><text:s text:c="3"/>7,839</text:p>
          </table:table-cell>
          <table:table-cell table:style-name="ce30" office:value-type="float" office:value="148587" calcext:value-type="float">
            <text:p><text:s text:c="3"/>148,587</text:p>
          </table:table-cell>
          <table:table-cell table:style-name="ce30" office:value-type="float" office:value="8286260" calcext:value-type="float">
            <text:p><text:s text:c="3"/>8,286,260</text:p>
          </table:table-cell>
          <table:table-cell table:style-name="ce42" office:value-type="float" office:value="23373517" calcext:value-type="float">
            <text:p><text:s text:c="3"/>23,373,517</text:p>
          </table:table-cell>
          <table:table-cell table:style-name="ce30" office:value-type="float" office:value="11684674" calcext:value-type="float">
            <text:p><text:s text:c="3"/>11,684,674</text:p>
          </table:table-cell>
          <table:table-cell table:style-name="ce30" office:value-type="float" office:value="11688843" calcext:value-type="float">
            <text:p><text:s text:c="3"/>11,688,843</text:p>
          </table:table-cell>
          <table:table-cell table:style-name="ce54" office:value-type="float" office:value="99.96" calcext:value-type="float">
            <text:p><text:s text:c="3"/>99.96</text:p>
          </table:table-cell>
          <table:table-cell table:style-name="ce54" office:value-type="float" office:value="645.81" calcext:value-type="float">
            <text:p><text:s text:c="3"/>645.81</text:p>
          </table:table-cell>
          <table:table-cell table:style-name="ce69" office:value-type="float" office:value="2.82" calcext:value-type="float">
            <text:p><text:s text:c="3"/>2.82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3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785" calcext:value-type="float">
            <text:p><text:s text:c="3"/>147,785</text:p>
          </table:table-cell>
          <table:table-cell table:style-name="ce30" office:value-type="float" office:value="8382699" calcext:value-type="float">
            <text:p><text:s text:c="3"/>8,382,699</text:p>
          </table:table-cell>
          <table:table-cell table:style-name="ce42" office:value-type="float" office:value="23433753" calcext:value-type="float">
            <text:p><text:s text:c="3"/>23,433,753</text:p>
          </table:table-cell>
          <table:table-cell table:style-name="ce30" office:value-type="float" office:value="11697971" calcext:value-type="float">
            <text:p><text:s text:c="3"/>11,697,971</text:p>
          </table:table-cell>
          <table:table-cell table:style-name="ce30" office:value-type="float" office:value="11735782" calcext:value-type="float">
            <text:p><text:s text:c="3"/>11,735,782</text:p>
          </table:table-cell>
          <table:table-cell table:style-name="ce54" office:value-type="float" office:value="99.68" calcext:value-type="float">
            <text:p><text:s text:c="3"/>99.68</text:p>
          </table:table-cell>
          <table:table-cell table:style-name="ce54" office:value-type="float" office:value="647.47" calcext:value-type="float">
            <text:p><text:s text:c="3"/>647.47</text:p>
          </table:table-cell>
          <table:table-cell table:style-name="ce69" office:value-type="float" office:value="2.8" calcext:value-type="float">
            <text:p><text:s text:c="3"/>2.80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4 年</text:p>
          </table:table-cell>
          <table:table-cell table:style-name="ce19" office:value-type="float" office:value="36197.0669" calcext:value-type="float">
            <text:p><text:s text:c="3"/>36,197.0669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478" calcext:value-type="float">
            <text:p><text:s text:c="3"/>147,478</text:p>
          </table:table-cell>
          <table:table-cell table:style-name="ce30" office:value-type="float" office:value="8468978" calcext:value-type="float">
            <text:p><text:s text:c="3"/>8,468,978</text:p>
          </table:table-cell>
          <table:table-cell table:style-name="ce42" office:value-type="float" office:value="23492074" calcext:value-type="float">
            <text:p><text:s text:c="3"/>23,492,074</text:p>
          </table:table-cell>
          <table:table-cell table:style-name="ce30" office:value-type="float" office:value="11712047" calcext:value-type="float">
            <text:p><text:s text:c="3"/>11,712,047</text:p>
          </table:table-cell>
          <table:table-cell table:style-name="ce30" office:value-type="float" office:value="11780027" calcext:value-type="float">
            <text:p><text:s text:c="3"/>11,780,027</text:p>
          </table:table-cell>
          <table:table-cell table:style-name="ce54" office:value-type="float" office:value="99.4229215264108" calcext:value-type="float">
            <text:p><text:s text:c="3"/>99.42</text:p>
          </table:table-cell>
          <table:table-cell table:style-name="ce54" office:value-type="float" office:value="649" calcext:value-type="float">
            <text:p><text:s text:c="3"/>649.00</text:p>
          </table:table-cell>
          <table:table-cell table:style-name="ce69" office:value-type="float" office:value="2.77389715736657" calcext:value-type="float">
            <text:p><text:s text:c="3"/>2.77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8">
          <table:table-cell table:style-name="ce7" office:value-type="string" calcext:value-type="string">
            <text:p>105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373" calcext:value-type="float">
            <text:p><text:s text:c="3"/>147,373</text:p>
          </table:table-cell>
          <table:table-cell table:style-name="ce34" office:value-type="float" office:value="8561383" calcext:value-type="float">
            <text:p><text:s text:c="3"/>8,561,383</text:p>
          </table:table-cell>
          <table:table-cell table:style-name="ce34" office:value-type="float" office:value="23539816" calcext:value-type="float">
            <text:p><text:s text:c="3"/>23,539,816</text:p>
          </table:table-cell>
          <table:table-cell table:style-name="ce34" office:value-type="float" office:value="11719270" calcext:value-type="float">
            <text:p><text:s text:c="3"/>11,719,270</text:p>
          </table:table-cell>
          <table:table-cell table:style-name="ce34" office:value-type="float" office:value="11820546" calcext:value-type="float">
            <text:p><text:s text:c="3"/>11,820,546</text:p>
          </table:table-cell>
          <table:table-cell table:style-name="ce55" office:value-type="float" office:value="99.14" calcext:value-type="float">
            <text:p>99.14</text:p>
          </table:table-cell>
          <table:table-cell table:style-name="ce55" office:value-type="float" office:value="650.32" calcext:value-type="float">
            <text:p>650.32</text:p>
          </table:table-cell>
          <table:table-cell table:style-name="ce70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6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520" calcext:value-type="float">
            <text:p><text:s text:c="3"/>147,520</text:p>
          </table:table-cell>
          <table:table-cell table:style-name="ce34" office:value-type="float" office:value="8649000" calcext:value-type="float">
            <text:p><text:s text:c="3"/>8,649,000</text:p>
          </table:table-cell>
          <table:table-cell table:style-name="ce34" office:value-type="float" office:value="23571227" calcext:value-type="float">
            <text:p><text:s text:c="3"/>23,571,227</text:p>
          </table:table-cell>
          <table:table-cell table:style-name="ce34" office:value-type="float" office:value="11719580" calcext:value-type="float">
            <text:p><text:s text:c="3"/>11,719,580</text:p>
          </table:table-cell>
          <table:table-cell table:style-name="ce34" office:value-type="float" office:value="11851647" calcext:value-type="float">
            <text:p><text:s text:c="3"/>11,851,647</text:p>
          </table:table-cell>
          <table:table-cell table:style-name="ce55" office:value-type="float" office:value="98.89" calcext:value-type="float">
            <text:p>98.89</text:p>
          </table:table-cell>
          <table:table-cell table:style-name="ce55" office:value-type="float" office:value="651.19" calcext:value-type="float">
            <text:p>651.19</text:p>
          </table:table-cell>
          <table:table-cell table:style-name="ce70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7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760" calcext:value-type="float">
            <text:p><text:s text:c="3"/>7,760</text:p>
          </table:table-cell>
          <table:table-cell table:style-name="ce34" office:value-type="float" office:value="142734" calcext:value-type="float">
            <text:p><text:s text:c="3"/>142,734</text:p>
          </table:table-cell>
          <table:table-cell table:style-name="ce34" office:value-type="float" office:value="8734477" calcext:value-type="float">
            <text:p><text:s text:c="3"/>8,734,477</text:p>
          </table:table-cell>
          <table:table-cell table:style-name="ce34" office:value-type="float" office:value="23588932" calcext:value-type="float">
            <text:p><text:s text:c="3"/>23,588,932</text:p>
          </table:table-cell>
          <table:table-cell table:style-name="ce34" office:value-type="float" office:value="11712913" calcext:value-type="float">
            <text:p><text:s text:c="3"/>11,712,913</text:p>
          </table:table-cell>
          <table:table-cell table:style-name="ce34" office:value-type="float" office:value="11876019" calcext:value-type="float">
            <text:p><text:s text:c="3"/>11,876,019</text:p>
          </table:table-cell>
          <table:table-cell table:style-name="ce55" office:value-type="float" office:value="98.63" calcext:value-type="float">
            <text:p>98.63</text:p>
          </table:table-cell>
          <table:table-cell table:style-name="ce55" office:value-type="float" office:value="651.68" calcext:value-type="float">
            <text:p>651.68</text:p>
          </table:table-cell>
          <table:table-cell table:style-name="ce70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5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58" calcext:value-type="float">
            <text:p><text:s text:c="3"/>7,758</text:p>
          </table:table-cell>
          <table:table-cell table:style-name="ce35" office:value-type="float" office:value="142691" calcext:value-type="float">
            <text:p><text:s text:c="3"/>142,691</text:p>
          </table:table-cell>
          <table:table-cell table:style-name="ce35" office:value-type="float" office:value="8679670" calcext:value-type="float">
            <text:p><text:s text:c="3"/>8,679,670</text:p>
          </table:table-cell>
          <table:table-cell table:style-name="ce35" office:value-type="float" office:value="23572415" calcext:value-type="float">
            <text:p><text:s text:c="3"/>23,572,415</text:p>
          </table:table-cell>
          <table:table-cell table:style-name="ce35" office:value-type="float" office:value="11713728" calcext:value-type="float">
            <text:p><text:s text:c="3"/>11,713,728</text:p>
          </table:table-cell>
          <table:table-cell table:style-name="ce35" office:value-type="float" office:value="11858687" calcext:value-type="float">
            <text:p><text:s text:c="3"/>11,858,687</text:p>
          </table:table-cell>
          <table:table-cell table:style-name="ce56" office:value-type="float" office:value="98.78" calcext:value-type="float">
            <text:p>98.78</text:p>
          </table:table-cell>
          <table:table-cell table:style-name="ce56" office:value-type="float" office:value="651.22" calcext:value-type="float">
            <text:p>651.22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6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1" calcext:value-type="float">
            <text:p><text:s text:c="3"/>7,761</text:p>
          </table:table-cell>
          <table:table-cell table:style-name="ce35" office:value-type="float" office:value="142731" calcext:value-type="float">
            <text:p><text:s text:c="3"/>142,731</text:p>
          </table:table-cell>
          <table:table-cell table:style-name="ce35" office:value-type="float" office:value="8686376" calcext:value-type="float">
            <text:p><text:s text:c="3"/>8,686,376</text:p>
          </table:table-cell>
          <table:table-cell table:style-name="ce35" office:value-type="float" office:value="23574274" calcext:value-type="float">
            <text:p><text:s text:c="3"/>23,574,274</text:p>
          </table:table-cell>
          <table:table-cell table:style-name="ce35" office:value-type="float" office:value="11713362" calcext:value-type="float">
            <text:p><text:s text:c="3"/>11,713,362</text:p>
          </table:table-cell>
          <table:table-cell table:style-name="ce35" office:value-type="float" office:value="11860912" calcext:value-type="float">
            <text:p><text:s text:c="3"/>11,860,912</text:p>
          </table:table-cell>
          <table:table-cell table:style-name="ce56" office:value-type="float" office:value="98.76" calcext:value-type="float">
            <text:p>98.76</text:p>
          </table:table-cell>
          <table:table-cell table:style-name="ce56" office:value-type="float" office:value="651.28" calcext:value-type="float">
            <text:p>651.28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7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4" calcext:value-type="float">
            <text:p><text:s text:c="3"/>142,724</text:p>
          </table:table-cell>
          <table:table-cell table:style-name="ce35" office:value-type="float" office:value="8694750" calcext:value-type="float">
            <text:p><text:s text:c="3"/>8,694,750</text:p>
          </table:table-cell>
          <table:table-cell table:style-name="ce35" office:value-type="float" office:value="23576705" calcext:value-type="float">
            <text:p><text:s text:c="3"/>23,576,705</text:p>
          </table:table-cell>
          <table:table-cell table:style-name="ce35" office:value-type="float" office:value="11713231" calcext:value-type="float">
            <text:p><text:s text:c="3"/>11,713,231</text:p>
          </table:table-cell>
          <table:table-cell table:style-name="ce35" office:value-type="float" office:value="11863474" calcext:value-type="float">
            <text:p><text:s text:c="3"/>11,863,474</text:p>
          </table:table-cell>
          <table:table-cell table:style-name="ce56" office:value-type="float" office:value="98.73" calcext:value-type="float">
            <text:p>98.73</text:p>
          </table:table-cell>
          <table:table-cell table:style-name="ce56" office:value-type="float" office:value="651.34" calcext:value-type="float">
            <text:p>651.34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8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4" calcext:value-type="float">
            <text:p><text:s text:c="3"/>142,724</text:p>
          </table:table-cell>
          <table:table-cell table:style-name="ce35" office:value-type="float" office:value="8708217" calcext:value-type="float">
            <text:p><text:s text:c="3"/>8,708,217</text:p>
          </table:table-cell>
          <table:table-cell table:style-name="ce35" office:value-type="float" office:value="23577271" calcext:value-type="float">
            <text:p><text:s text:c="3"/>23,577,271</text:p>
          </table:table-cell>
          <table:table-cell table:style-name="ce35" office:value-type="float" office:value="11712364" calcext:value-type="float">
            <text:p><text:s text:c="3"/>11,712,364</text:p>
          </table:table-cell>
          <table:table-cell table:style-name="ce35" office:value-type="float" office:value="11864907" calcext:value-type="float">
            <text:p><text:s text:c="3"/>11,864,907</text:p>
          </table:table-cell>
          <table:table-cell table:style-name="ce56" office:value-type="float" office:value="98.71" calcext:value-type="float">
            <text:p>98.71</text:p>
          </table:table-cell>
          <table:table-cell table:style-name="ce56" office:value-type="float" office:value="651.36" calcext:value-type="float">
            <text:p>651.36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9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7" calcext:value-type="float">
            <text:p><text:s text:c="3"/>142,727</text:p>
          </table:table-cell>
          <table:table-cell table:style-name="ce35" office:value-type="float" office:value="8722997" calcext:value-type="float">
            <text:p><text:s text:c="3"/>8,722,997</text:p>
          </table:table-cell>
          <table:table-cell table:style-name="ce35" office:value-type="float" office:value="23577488" calcext:value-type="float">
            <text:p><text:s text:c="3"/>23,577,488</text:p>
          </table:table-cell>
          <table:table-cell table:style-name="ce35" office:value-type="float" office:value="11711347" calcext:value-type="float">
            <text:p><text:s text:c="3"/>11,711,347</text:p>
          </table:table-cell>
          <table:table-cell table:style-name="ce35" office:value-type="float" office:value="11866141" calcext:value-type="float">
            <text:p><text:s text:c="3"/>11,866,141</text:p>
          </table:table-cell>
          <table:table-cell table:style-name="ce56" office:value-type="float" office:value="98.7" calcext:value-type="float">
            <text:p>98.70</text:p>
          </table:table-cell>
          <table:table-cell table:style-name="ce56" office:value-type="float" office:value="651.36" calcext:value-type="float">
            <text:p>651.36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0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6" calcext:value-type="float">
            <text:p><text:s text:c="3"/>142,726</text:p>
          </table:table-cell>
          <table:table-cell table:style-name="ce35" office:value-type="float" office:value="8723800" calcext:value-type="float">
            <text:p><text:s text:c="3"/>8,723,800</text:p>
          </table:table-cell>
          <table:table-cell table:style-name="ce35" office:value-type="float" office:value="23580833" calcext:value-type="float">
            <text:p><text:s text:c="3"/>23,580,833</text:p>
          </table:table-cell>
          <table:table-cell table:style-name="ce35" office:value-type="float" office:value="11711609" calcext:value-type="float">
            <text:p><text:s text:c="3"/>11,711,609</text:p>
          </table:table-cell>
          <table:table-cell table:style-name="ce35" office:value-type="float" office:value="11869224" calcext:value-type="float">
            <text:p><text:s text:c="3"/>11,869,224</text:p>
          </table:table-cell>
          <table:table-cell table:style-name="ce56" office:value-type="float" office:value="98.67" calcext:value-type="float">
            <text:p>98.67</text:p>
          </table:table-cell>
          <table:table-cell table:style-name="ce56" office:value-type="float" office:value="651.46" calcext:value-type="float">
            <text:p>651.46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37" calcext:value-type="float">
            <text:p><text:s text:c="3"/>142,737</text:p>
          </table:table-cell>
          <table:table-cell table:style-name="ce35" office:value-type="float" office:value="8726848" calcext:value-type="float">
            <text:p><text:s text:c="3"/>8,726,848</text:p>
          </table:table-cell>
          <table:table-cell table:style-name="ce35" office:value-type="float" office:value="23584865" calcext:value-type="float">
            <text:p><text:s text:c="3"/>23,584,865</text:p>
          </table:table-cell>
          <table:table-cell table:style-name="ce35" office:value-type="float" office:value="11712269" calcext:value-type="float">
            <text:p><text:s text:c="3"/>11,712,269</text:p>
          </table:table-cell>
          <table:table-cell table:style-name="ce35" office:value-type="float" office:value="11872596" calcext:value-type="float">
            <text:p><text:s text:c="3"/>11,872,596</text:p>
          </table:table-cell>
          <table:table-cell table:style-name="ce56" office:value-type="float" office:value="98.65" calcext:value-type="float">
            <text:p>98.65</text:p>
          </table:table-cell>
          <table:table-cell table:style-name="ce56" office:value-type="float" office:value="651.57" calcext:value-type="float">
            <text:p>651.57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34" calcext:value-type="float">
            <text:p><text:s text:c="3"/>142,734</text:p>
          </table:table-cell>
          <table:table-cell table:style-name="ce35" office:value-type="float" office:value="8734477" calcext:value-type="float">
            <text:p><text:s text:c="3"/>8,734,477</text:p>
          </table:table-cell>
          <table:table-cell table:style-name="ce35" office:value-type="float" office:value="23588932" calcext:value-type="float">
            <text:p><text:s text:c="3"/>23,588,932</text:p>
          </table:table-cell>
          <table:table-cell table:style-name="ce35" office:value-type="float" office:value="11712913" calcext:value-type="float">
            <text:p><text:s text:c="3"/>11,712,913</text:p>
          </table:table-cell>
          <table:table-cell table:style-name="ce35" office:value-type="float" office:value="11876019" calcext:value-type="float">
            <text:p><text:s text:c="3"/>11,876,019</text:p>
          </table:table-cell>
          <table:table-cell table:style-name="ce56" office:value-type="float" office:value="98.63" calcext:value-type="float">
            <text:p>98.63</text:p>
          </table:table-cell>
          <table:table-cell table:style-name="ce56" office:value-type="float" office:value="651.68" calcext:value-type="float">
            <text:p>651.68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8 年</text:p>
          </table:table-cell>
          <table:table-cell table:style-name="ce20"/>
          <table:table-cell table:style-name="ce34" table:number-columns-repeated="7"/>
          <table:table-cell table:style-name="ce55" table:number-columns-repeated="2"/>
          <table:table-cell table:style-name="ce70"/>
          <table:table-cell table:number-columns-repeated="1012"/>
        </table:table-row>
        <table:table-row table:style-name="ro8">
          <table:table-cell table:style-name="ce8" office:value-type="string" calcext:value-type="string">
            <text:p>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41" calcext:value-type="float">
            <text:p><text:s text:c="3"/>142,741</text:p>
          </table:table-cell>
          <table:table-cell table:style-name="ce35" office:value-type="float" office:value="8740977" calcext:value-type="float">
            <text:p><text:s text:c="3"/>8,740,977</text:p>
          </table:table-cell>
          <table:table-cell table:style-name="ce35" office:value-type="float" office:value="23590744" calcext:value-type="float">
            <text:p><text:s text:c="3"/>23,590,744</text:p>
          </table:table-cell>
          <table:table-cell table:style-name="ce35" office:value-type="float" office:value="11712236" calcext:value-type="float">
            <text:p><text:s text:c="3"/>11,712,236</text:p>
          </table:table-cell>
          <table:table-cell table:style-name="ce35" office:value-type="float" office:value="11878508" calcext:value-type="float">
            <text:p><text:s text:c="3"/>11,878,508</text:p>
          </table:table-cell>
          <table:table-cell table:style-name="ce56" office:value-type="float" office:value="98.6" calcext:value-type="float">
            <text:p>98.60</text:p>
          </table:table-cell>
          <table:table-cell table:style-name="ce56" office:value-type="float" office:value="651.73" calcext:value-type="float">
            <text:p>651.73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45" calcext:value-type="float">
            <text:p><text:s text:c="3"/>142,745</text:p>
          </table:table-cell>
          <table:table-cell table:style-name="ce35" office:value-type="float" office:value="8746680" calcext:value-type="float">
            <text:p><text:s text:c="3"/>8,746,680</text:p>
          </table:table-cell>
          <table:table-cell table:style-name="ce35" office:value-type="float" office:value="23590004" calcext:value-type="float">
            <text:p><text:s text:c="3"/>23,590,004</text:p>
          </table:table-cell>
          <table:table-cell table:style-name="ce35" office:value-type="float" office:value="11710952" calcext:value-type="float">
            <text:p><text:s text:c="3"/>11,710,952</text:p>
          </table:table-cell>
          <table:table-cell table:style-name="ce35" office:value-type="float" office:value="11879052" calcext:value-type="float">
            <text:p><text:s text:c="3"/>11,879,052</text:p>
          </table:table-cell>
          <table:table-cell table:style-name="ce56" office:value-type="float" office:value="98.58" calcext:value-type="float">
            <text:p>98.58</text:p>
          </table:table-cell>
          <table:table-cell table:style-name="ce56" office:value-type="float" office:value="651.71" calcext:value-type="float">
            <text:p>651.71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3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45" calcext:value-type="float">
            <text:p><text:s text:c="3"/>142,745</text:p>
          </table:table-cell>
          <table:table-cell table:style-name="ce35" office:value-type="float" office:value="8754384" calcext:value-type="float">
            <text:p><text:s text:c="3"/>8,754,384</text:p>
          </table:table-cell>
          <table:table-cell table:style-name="ce35" office:value-type="float" office:value="23589192" calcext:value-type="float">
            <text:p><text:s text:c="3"/>23,589,192</text:p>
          </table:table-cell>
          <table:table-cell table:style-name="ce35" office:value-type="float" office:value="11709344" calcext:value-type="float">
            <text:p><text:s text:c="3"/>11,709,344</text:p>
          </table:table-cell>
          <table:table-cell table:style-name="ce35" office:value-type="float" office:value="11879848" calcext:value-type="float">
            <text:p><text:s text:c="3"/>11,879,848</text:p>
          </table:table-cell>
          <table:table-cell table:style-name="ce56" office:value-type="float" office:value="98.56" calcext:value-type="float">
            <text:p>98.56</text:p>
          </table:table-cell>
          <table:table-cell table:style-name="ce56" office:value-type="float" office:value="651.69" calcext:value-type="float">
            <text:p>651.69</text:p>
          </table:table-cell>
          <table:table-cell table:style-name="ce71" office:value-type="float" office:value="2.69" calcext:value-type="float">
            <text:p>2.69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4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48" calcext:value-type="float">
            <text:p><text:s text:c="3"/>142,748</text:p>
          </table:table-cell>
          <table:table-cell table:style-name="ce35" office:value-type="float" office:value="8762104" calcext:value-type="float">
            <text:p><text:s text:c="3"/>8,762,104</text:p>
          </table:table-cell>
          <table:table-cell table:style-name="ce35" office:value-type="float" office:value="23589312" calcext:value-type="float">
            <text:p><text:s text:c="3"/>23,589,312</text:p>
          </table:table-cell>
          <table:table-cell table:style-name="ce35" office:value-type="float" office:value="11708129" calcext:value-type="float">
            <text:p><text:s text:c="3"/>11,708,129</text:p>
          </table:table-cell>
          <table:table-cell table:style-name="ce35" office:value-type="float" office:value="11881183" calcext:value-type="float">
            <text:p><text:s text:c="3"/>11,881,183</text:p>
          </table:table-cell>
          <table:table-cell table:style-name="ce56" office:value-type="float" office:value="98.54" calcext:value-type="float">
            <text:p>98.54</text:p>
          </table:table-cell>
          <table:table-cell table:style-name="ce56" office:value-type="float" office:value="651.69" calcext:value-type="float">
            <text:p>651.69</text:p>
          </table:table-cell>
          <table:table-cell table:style-name="ce71" office:value-type="float" office:value="2.69" calcext:value-type="float">
            <text:p>2.69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5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39" calcext:value-type="float">
            <text:p><text:s text:c="3"/>142,739</text:p>
          </table:table-cell>
          <table:table-cell table:style-name="ce35" office:value-type="float" office:value="8771842" calcext:value-type="float">
            <text:p><text:s text:c="3"/>8,771,842</text:p>
          </table:table-cell>
          <table:table-cell table:style-name="ce35" office:value-type="float" office:value="23589870" calcext:value-type="float">
            <text:p><text:s text:c="3"/>23,589,870</text:p>
          </table:table-cell>
          <table:table-cell table:style-name="ce35" office:value-type="float" office:value="11707074" calcext:value-type="float">
            <text:p><text:s text:c="3"/>11,707,074</text:p>
          </table:table-cell>
          <table:table-cell table:style-name="ce35" office:value-type="float" office:value="11882796" calcext:value-type="float">
            <text:p><text:s text:c="3"/>11,882,796</text:p>
          </table:table-cell>
          <table:table-cell table:style-name="ce56" office:value-type="float" office:value="98.52" calcext:value-type="float">
            <text:p>98.52</text:p>
          </table:table-cell>
          <table:table-cell table:style-name="ce56" office:value-type="float" office:value="651.71" calcext:value-type="float">
            <text:p>651.71</text:p>
          </table:table-cell>
          <table:table-cell table:style-name="ce71" office:value-type="float" office:value="2.69" calcext:value-type="float">
            <text:p>2.69</text:p>
          </table:table-cell>
          <table:table-cell table:number-columns-repeated="1012"/>
        </table:table-row>
        <table:table-row table:style-name="ro9">
          <table:table-cell table:style-name="ce9" office:value-type="string" calcext:value-type="string">
            <text:p><text:span text:style-name="T1">較上年同月　　増減 </text:span><text:span text:style-name="T2">(%)</text:span></text:p>
          </table:table-cell>
          <table:table-cell table:style-name="ce22" table:formula="of:=IF(ISERROR(([.B39]-[.B26])/[.B26]*100);0;([.B39]-[.B26])/[.B26]*100)" office:value-type="float" office:value="0" calcext:value-type="float">
            <text:p>－</text:p>
          </table:table-cell>
          <table:table-cell table:style-name="ce22" table:formula="of:=IF(ISERROR(([.C39]-[.C26])/[.C26]*100);0;([.C39]-[.C26])/[.C26]*100)" office:value-type="float" office:value="0" calcext:value-type="float">
            <text:p>－</text:p>
          </table:table-cell>
          <table:table-cell table:style-name="ce22" table:formula="of:=IF(ISERROR(([.D39]-[.D26])/[.D26]*100);0;([.D39]-[.D26])/[.D26]*100)" office:value-type="float" office:value="0.025779840164991" calcext:value-type="float">
            <text:p>0.03</text:p>
          </table:table-cell>
          <table:table-cell table:style-name="ce40" table:formula="of:=IF(ISERROR(([.E39]-[.E26])/[.E26]*100);0;([.E39]-[.E26])/[.E26]*100)" office:value-type="float" office:value="0.033639122299234" calcext:value-type="float">
            <text:p>0.03</text:p>
          </table:table-cell>
          <table:table-cell table:style-name="ce22" table:formula="of:=IF(ISERROR(([.F39]-[.F26])/[.F26]*100);0;([.F39]-[.F26])/[.F26]*100)" office:value-type="float" office:value="1.06192977382781" calcext:value-type="float">
            <text:p>1.06</text:p>
          </table:table-cell>
          <table:table-cell table:style-name="ce22" table:formula="of:=IF(ISERROR(([.G39]-[.G26])/[.G26]*100);0;([.G39]-[.G26])/[.G26]*100)" office:value-type="float" office:value="0.074048416337486" calcext:value-type="float">
            <text:p>0.07</text:p>
          </table:table-cell>
          <table:table-cell table:style-name="ce22" table:formula="of:=IF(ISERROR(([.H39]-[.H26])/[.H26]*100);0;([.H39]-[.H26])/[.H26]*100)" office:value-type="float" office:value="-0.0568051435034175" calcext:value-type="float">
            <text:p><text:s text:c="3"/>－0.06</text:p>
          </table:table-cell>
          <table:table-cell table:style-name="ce22" table:formula="of:=IF(ISERROR(([.I39]-[.I26])/[.I26]*100);0;([.I39]-[.I26])/[.I26]*100)" office:value-type="float" office:value="0.203302439806363" calcext:value-type="float">
            <text:p>0.20</text:p>
          </table:table-cell>
          <table:table-cell table:style-name="ce40" table:formula="of:=IF(ISERROR(([.J39]-[.J26])/[.J26]*100);0;([.J39]-[.J26])/[.J26]*100)" office:value-type="float" office:value="-0.263211176351493" calcext:value-type="float">
            <text:p>－ <text:s text:c="2"/>0.26</text:p>
          </table:table-cell>
          <table:table-cell table:style-name="ce22" table:formula="of:=IF(ISERROR(([.K39]-[.K26])/[.K26]*100);0;([.K39]-[.K26])/[.K26]*100)" office:value-type="float" office:value="0.0752433893307959" calcext:value-type="float">
            <text:p>0.08</text:p>
          </table:table-cell>
          <table:table-cell table:style-name="ce72" table:formula="of:=IF(ISERROR(([.L39]-[.L26])/[.L26]*100);0;([.L39]-[.L26])/[.L26]*100)" office:value-type="float" office:value="-1.1029411764706" calcext:value-type="float">
            <text:p>－ <text:s text:c="2"/>1.10</text:p>
          </table:table-cell>
          <table:table-cell table:style-name="ce78"/>
          <table:table-cell table:number-columns-repeated="1011"/>
        </table:table-row>
        <table:table-row table:style-name="ro10">
          <table:table-cell table:style-name="ce10" office:value-type="string" calcext:value-type="string">
            <text:p>較本年上月</text:p>
            <text:p>増減 (%)</text:p>
          </table:table-cell>
          <table:table-cell table:style-name="ce23" table:formula="of:=IF(ISERROR(([.B39]-[.B38])/[.B38]*100);0;([.B39]-[.B38])/[.B38]*100)" office:value-type="float" office:value="0" calcext:value-type="float">
            <text:p>－</text:p>
          </table:table-cell>
          <table:table-cell table:style-name="ce23" table:formula="of:=IF(ISERROR(([.C39]-[.C38])/[.C38]*100);0;([.C39]-[.C38])/[.C38]*100)" office:value-type="float" office:value="0" calcext:value-type="float">
            <text:p>－</text:p>
          </table:table-cell>
          <table:table-cell table:style-name="ce23" table:formula="of:=IF(ISERROR(([.D39]-[.D38])/[.D38]*100);0;([.D39]-[.D38])/[.D38]*100)" office:value-type="float" office:value="0" calcext:value-type="float">
            <text:p>－</text:p>
          </table:table-cell>
          <table:table-cell table:style-name="ce41" table:formula="of:=IF(ISERROR(([.E39]-[.E38])/[.E38]*100);0;([.E39]-[.E38])/[.E38]*100)" office:value-type="float" office:value="-0.00630481688009639" calcext:value-type="float">
            <text:p><text:s text:c="4"/>－0.01</text:p>
          </table:table-cell>
          <table:table-cell table:style-name="ce23" table:formula="of:=IF(ISERROR(([.F39]-[.F38])/[.F38]*100);0;([.F39]-[.F38])/[.F38]*100)" office:value-type="float" office:value="0.11113769021687" calcext:value-type="float">
            <text:p>0.11</text:p>
          </table:table-cell>
          <table:table-cell table:style-name="ce46" table:formula="of:=IF(ISERROR(([.G39]-[.G38])/[.G38]*100);0;([.G39]-[.G38])/[.G38]*100)" office:value-type="float" office:value="0.00236547806057252" calcext:value-type="float">
            <text:p>0.00</text:p>
          </table:table-cell>
          <table:table-cell table:style-name="ce48" table:formula="of:=IF(ISERROR(([.H39]-[.H38])/[.H38]*100);0;([.H39]-[.H38])/[.H38]*100)" office:value-type="float" office:value="-0.00901083341326356" calcext:value-type="float">
            <text:p><text:s text:c="3"/>－0.01</text:p>
          </table:table-cell>
          <table:table-cell table:style-name="ce23" table:formula="of:=IF(ISERROR(([.I39]-[.I38])/[.I38]*100);0;([.I39]-[.I38])/[.I38]*100)" office:value-type="float" office:value="0.0135760891823651" calcext:value-type="float">
            <text:p>0.01</text:p>
          </table:table-cell>
          <table:table-cell table:style-name="ce57" table:formula="of:=IF(ISERROR(([.J39]-[.J38])/[.J38]*100);0;([.J39]-[.J38])/[.J38]*100)" office:value-type="float" office:value="-0.0202963263649383" calcext:value-type="float">
            <text:p>－ <text:s text:c="2"/>0.02</text:p>
          </table:table-cell>
          <table:table-cell table:style-name="ce23" table:formula="of:=IF(ISERROR(([.K39]-[.K38])/[.K38]*100);0;([.K39]-[.K38])/[.K38]*100)" office:value-type="float" office:value="0.00306894382298053" calcext:value-type="float">
            <text:p>0.00</text:p>
          </table:table-cell>
          <table:table-cell table:style-name="ce73" table:formula="of:=IF(ISERROR(([.L39]-[.L38])/[.L38]*100);0;([.L39]-[.L38])/[.L38]*100)" office:value-type="float" office:value="0" calcext:value-type="float">
            <text:p>－</text:p>
          </table:table-cell>
          <table:table-cell table:number-columns-repeated="1012"/>
        </table:table-row>
        <table:table-row table:style-name="ro5">
          <table:table-cell table:style-name="ce11" office:value-type="string" calcext:value-type="string">
            <text:p>說明：1.表內列有「－」者表示無數字，「0.00」表示未滿百分之0.005。</text:p>
          </table:table-cell>
          <table:table-cell table:style-name="ce24"/>
          <table:table-cell table:style-name="ce36" table:number-columns-repeated="6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8年6月5日編製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4"/>
          <table:table-cell table:style-name="ce36" table:number-columns-repeated="6"/>
          <table:table-cell/>
          <table:table-cell table:style-name="ce59"/>
          <table:table-cell table:style-name="ce64"/>
          <table:table-cell table:style-name="ce75"/>
          <table:table-cell table:number-columns-repeated="1012"/>
        </table:table-row>
        <table:table-row table:style-name="ro11">
          <table:table-cell table:style-name="ce13" office:value-type="string" calcext:value-type="string">
            <text:p>　　　3.96年12月，原金門縣烏坵鄉面積因重測修正為1.2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4.96年12月起，我國土地面積增列東沙群島東沙島(2.38平方公里)及南沙群島太平島(0.4896平方公里)，由高雄市代管；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5.98年2月，嘉義縣布袋鎮填海造地致面積增加1.9617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6.高雄市小港區土地面積100年9月因配合高雄港洲際貨櫃中心第一期工程計畫填築用地擴大為41.2061平方公里，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增加1.3488平方公里，104年4月第二期工程計畫擴大為45.4426平方公里，增加4.2365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1">
          <table:table-cell table:style-name="ce13" office:value-type="string" calcext:value-type="string">
            <text:p>　　　7.104年12月南沙太平島交通基礎整建工程竣工，增加面積0.0149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2" table:number-rows-repeated="104852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11" table:default-cell-style-name="ce12"/>
        <table:table-column table:style-name="co12" table:default-cell-style-name="ce26"/>
        <table:table-column table:style-name="co3" table:default-cell-style-name="ce26"/>
        <table:table-column table:style-name="co3" table:default-cell-style-name="ce12"/>
        <table:table-column table:style-name="co13" table:default-cell-style-name="ce12"/>
        <table:table-column table:style-name="co9" table:default-cell-style-name="ce12"/>
        <table:table-column table:style-name="co14" table:default-cell-style-name="ce12"/>
        <table:table-column table:style-name="co15" table:default-cell-style-name="ce12"/>
        <table:table-column table:style-name="co14" table:default-cell-style-name="ce12"/>
        <table:table-column table:style-name="co16" table:default-cell-style-name="ce12"/>
        <table:table-column table:style-name="co7" table:default-cell-style-name="ce12"/>
        <table:table-column table:style-name="co1" table:default-cell-style-name="ce12"/>
        <table:table-column table:style-name="co10" table:number-columns-repeated="2" table:default-cell-style-name="ce12"/>
        <table:table-column table:style-name="co17" table:default-cell-style-name="ce12"/>
        <table:table-column table:style-name="co10" table:number-columns-repeated="242" table:default-cell-style-name="ce12"/>
        <table:table-column table:style-name="co10" table:number-columns-repeated="767" table:default-cell-style-name="Default"/>
        <table:table-row table:style-name="ro13">
          <table:table-cell table:style-name="ce1" office:value-type="string" calcext:value-type="string" table:number-columns-spanned="12" table:number-rows-spanned="1">
            <text:p><text:s text:c="6"/>戶數、人口數、性別比例及人口密度統計表（續）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14">
          <table:table-cell table:style-name="ce77"/>
          <table:table-cell table:style-name="ce87" table:number-columns-repeated="4"/>
          <table:table-cell table:style-name="ce99" office:value-type="string" office:string-value="    中 華 民 國 108 年 5 月 底" calcext:value-type="string">
            <text:p><text:s text:c="5"/>中 華 民 國 108 年 5 月 底 </text:p>
          </table:table-cell>
          <table:table-cell table:style-name="ce87" table:number-columns-repeated="4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87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88" office:value-type="string" calcext:value-type="string">
            <text:p>土 地 面 積</text:p>
          </table:table-cell>
          <table:table-cell table:style-name="ce94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100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89" office:value-type="string" calcext:value-type="string">
            <text:p>( 平方公里 )</text:p>
          </table:table-cell>
          <table:table-cell table:style-name="ce95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101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5">
          <table:table-cell table:style-name="ce83" office:value-type="string" calcext:value-type="string">
            <text:p>總 <text:s text:c="4"/>計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760" calcext:value-type="float">
            <text:p><text:s text:c="3"/>7,760</text:p>
          </table:table-cell>
          <table:table-cell table:style-name="ce34" office:value-type="float" office:value="142739" calcext:value-type="float">
            <text:p><text:s text:c="3"/>142,739</text:p>
          </table:table-cell>
          <table:table-cell table:style-name="ce34" office:value-type="float" office:value="8771842" calcext:value-type="float">
            <text:p><text:s text:c="3"/>8,771,842</text:p>
          </table:table-cell>
          <table:table-cell table:style-name="ce34" office:value-type="float" office:value="23589870" calcext:value-type="float">
            <text:p><text:s text:c="3"/>23,589,870</text:p>
          </table:table-cell>
          <table:table-cell table:style-name="ce34" office:value-type="float" office:value="11707074" calcext:value-type="float">
            <text:p><text:s text:c="3"/>11,707,074</text:p>
          </table:table-cell>
          <table:table-cell table:style-name="ce34" office:value-type="float" office:value="11882796" calcext:value-type="float">
            <text:p><text:s text:c="3"/>11,882,796</text:p>
          </table:table-cell>
          <table:table-cell table:style-name="ce55" office:value-type="float" office:value="98.52" calcext:value-type="float">
            <text:p>98.52</text:p>
          </table:table-cell>
          <table:table-cell table:style-name="ce55" office:value-type="float" office:value="651.71" calcext:value-type="float">
            <text:p>651.71</text:p>
          </table:table-cell>
          <table:table-cell table:style-name="ce70" office:value-type="float" office:value="2.69" calcext:value-type="float">
            <text:p>2.69</text:p>
          </table:table-cell>
          <table:table-cell table:style-name="ce104"/>
          <table:table-cell table:style-name="ce105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新北市</text:p>
          </table:table-cell>
          <table:table-cell table:style-name="ce20" office:value-type="string" calcext:value-type="string">
            <text:p>2,052.5667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1032" calcext:value-type="float">
            <text:p><text:s text:c="3"/>1,032</text:p>
          </table:table-cell>
          <table:table-cell table:style-name="ce34" office:value-type="float" office:value="22154" calcext:value-type="float">
            <text:p><text:s text:c="3"/>22,154</text:p>
          </table:table-cell>
          <table:table-cell table:style-name="ce34" office:value-type="float" office:value="1570234" calcext:value-type="float">
            <text:p><text:s text:c="3"/>1,570,234</text:p>
          </table:table-cell>
          <table:table-cell table:style-name="ce34" office:value-type="float" office:value="4003297" calcext:value-type="float">
            <text:p><text:s text:c="3"/>4,003,297</text:p>
          </table:table-cell>
          <table:table-cell table:style-name="ce34" office:value-type="float" office:value="1957654" calcext:value-type="float">
            <text:p><text:s text:c="3"/>1,957,654</text:p>
          </table:table-cell>
          <table:table-cell table:style-name="ce34" office:value-type="float" office:value="2045643" calcext:value-type="float">
            <text:p><text:s text:c="3"/>2,045,643</text:p>
          </table:table-cell>
          <table:table-cell table:style-name="ce55" office:value-type="float" office:value="95.7" calcext:value-type="float">
            <text:p>95.70</text:p>
          </table:table-cell>
          <table:table-cell table:style-name="ce55" office:value-type="float" office:value="1950.39" calcext:value-type="float">
            <text:p>1,950.39</text:p>
          </table:table-cell>
          <table:table-cell table:style-name="ce70" office:value-type="float" office:value="2.55" calcext:value-type="float">
            <text:p>2.55</text:p>
          </table:table-cell>
          <table:table-cell table:style-name="ce104"/>
          <table:table-cell table:style-name="ce106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4" office:value-type="string" calcext:value-type="string">
            <text:p>臺北市</text:p>
          </table:table-cell>
          <table:table-cell table:style-name="ce20" office:value-type="string" calcext:value-type="string">
            <text:p>271.7997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456" calcext:value-type="float">
            <text:p><text:s text:c="3"/>456</text:p>
          </table:table-cell>
          <table:table-cell table:style-name="ce34" office:value-type="float" office:value="9567" calcext:value-type="float">
            <text:p><text:s text:c="3"/>9,567</text:p>
          </table:table-cell>
          <table:table-cell table:style-name="ce34" office:value-type="float" office:value="1058272" calcext:value-type="float">
            <text:p><text:s text:c="3"/>1,058,272</text:p>
          </table:table-cell>
          <table:table-cell table:style-name="ce34" office:value-type="float" office:value="2658615" calcext:value-type="float">
            <text:p><text:s text:c="3"/>2,658,615</text:p>
          </table:table-cell>
          <table:table-cell table:style-name="ce34" office:value-type="float" office:value="1267542" calcext:value-type="float">
            <text:p><text:s text:c="3"/>1,267,542</text:p>
          </table:table-cell>
          <table:table-cell table:style-name="ce34" office:value-type="float" office:value="1391073" calcext:value-type="float">
            <text:p><text:s text:c="3"/>1,391,073</text:p>
          </table:table-cell>
          <table:table-cell table:style-name="ce55" office:value-type="float" office:value="91.12" calcext:value-type="float">
            <text:p>91.12</text:p>
          </table:table-cell>
          <table:table-cell table:style-name="ce55" office:value-type="float" office:value="9781.52" calcext:value-type="float">
            <text:p>9,781.52</text:p>
          </table:table-cell>
          <table:table-cell table:style-name="ce70" office:value-type="float" office:value="2.51" calcext:value-type="float">
            <text:p>2.51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桃園市</text:p>
          </table:table-cell>
          <table:table-cell table:style-name="ce20" office:value-type="string" calcext:value-type="string">
            <text:p>1,220.954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504" calcext:value-type="float">
            <text:p><text:s text:c="3"/>504</text:p>
          </table:table-cell>
          <table:table-cell table:style-name="ce34" office:value-type="float" office:value="11808" calcext:value-type="float">
            <text:p><text:s text:c="3"/>11,808</text:p>
          </table:table-cell>
          <table:table-cell table:style-name="ce34" office:value-type="float" office:value="814796" calcext:value-type="float">
            <text:p><text:s text:c="3"/>814,796</text:p>
          </table:table-cell>
          <table:table-cell table:style-name="ce34" office:value-type="float" office:value="2232623" calcext:value-type="float">
            <text:p><text:s text:c="3"/>2,232,623</text:p>
          </table:table-cell>
          <table:table-cell table:style-name="ce34" office:value-type="float" office:value="1109050" calcext:value-type="float">
            <text:p><text:s text:c="3"/>1,109,050</text:p>
          </table:table-cell>
          <table:table-cell table:style-name="ce34" office:value-type="float" office:value="1123573" calcext:value-type="float">
            <text:p><text:s text:c="3"/>1,123,573</text:p>
          </table:table-cell>
          <table:table-cell table:style-name="ce55" office:value-type="float" office:value="98.71" calcext:value-type="float">
            <text:p>98.71</text:p>
          </table:table-cell>
          <table:table-cell table:style-name="ce55" office:value-type="float" office:value="1828.59" calcext:value-type="float">
            <text:p>1,828.59</text:p>
          </table:table-cell>
          <table:table-cell table:style-name="ce70" office:value-type="float" office:value="2.74" calcext:value-type="float">
            <text:p>2.74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中市</text:p>
          </table:table-cell>
          <table:table-cell table:style-name="ce20" office:value-type="string" calcext:value-type="string">
            <text:p>2,214.8968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625" calcext:value-type="float">
            <text:p><text:s text:c="3"/>625</text:p>
          </table:table-cell>
          <table:table-cell table:style-name="ce34" office:value-type="float" office:value="12518" calcext:value-type="float">
            <text:p><text:s text:c="3"/>12,518</text:p>
          </table:table-cell>
          <table:table-cell table:style-name="ce34" office:value-type="float" office:value="978511" calcext:value-type="float">
            <text:p><text:s text:c="3"/>978,511</text:p>
          </table:table-cell>
          <table:table-cell table:style-name="ce34" office:value-type="float" office:value="2809545" calcext:value-type="float">
            <text:p><text:s text:c="3"/>2,809,545</text:p>
          </table:table-cell>
          <table:table-cell table:style-name="ce34" office:value-type="float" office:value="1382201" calcext:value-type="float">
            <text:p><text:s text:c="3"/>1,382,201</text:p>
          </table:table-cell>
          <table:table-cell table:style-name="ce34" office:value-type="float" office:value="1427344" calcext:value-type="float">
            <text:p><text:s text:c="3"/>1,427,344</text:p>
          </table:table-cell>
          <table:table-cell table:style-name="ce55" office:value-type="float" office:value="96.84" calcext:value-type="float">
            <text:p>96.84</text:p>
          </table:table-cell>
          <table:table-cell table:style-name="ce55" office:value-type="float" office:value="1268.48" calcext:value-type="float">
            <text:p>1,268.48</text:p>
          </table:table-cell>
          <table:table-cell table:style-name="ce70" office:value-type="float" office:value="2.87" calcext:value-type="float">
            <text:p>2.87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臺南市</text:p>
          </table:table-cell>
          <table:table-cell table:style-name="ce20" office:value-type="string" calcext:value-type="string">
            <text:p>2,191.6531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649" calcext:value-type="float">
            <text:p><text:s text:c="3"/>649</text:p>
          </table:table-cell>
          <table:table-cell table:style-name="ce34" office:value-type="float" office:value="9652" calcext:value-type="float">
            <text:p><text:s text:c="3"/>9,652</text:p>
          </table:table-cell>
          <table:table-cell table:style-name="ce34" office:value-type="float" office:value="691787" calcext:value-type="float">
            <text:p><text:s text:c="3"/>691,787</text:p>
          </table:table-cell>
          <table:table-cell table:style-name="ce34" office:value-type="float" office:value="1882624" calcext:value-type="float">
            <text:p><text:s text:c="3"/>1,882,624</text:p>
          </table:table-cell>
          <table:table-cell table:style-name="ce34" office:value-type="float" office:value="938972" calcext:value-type="float">
            <text:p><text:s text:c="3"/>938,972</text:p>
          </table:table-cell>
          <table:table-cell table:style-name="ce34" office:value-type="float" office:value="943652" calcext:value-type="float">
            <text:p><text:s text:c="3"/>943,652</text:p>
          </table:table-cell>
          <table:table-cell table:style-name="ce55" office:value-type="float" office:value="99.5" calcext:value-type="float">
            <text:p>99.50</text:p>
          </table:table-cell>
          <table:table-cell table:style-name="ce55" office:value-type="float" office:value="859" calcext:value-type="float">
            <text:p>859.00</text:p>
          </table:table-cell>
          <table:table-cell table:style-name="ce70" office:value-type="float" office:value="2.72" calcext:value-type="float">
            <text:p>2.72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高雄市</text:p>
          </table:table-cell>
          <table:table-cell table:style-name="ce20" office:value-type="string" calcext:value-type="string">
            <text:p>2,951.8524</text:p>
          </table:table-cell>
          <table:table-cell table:style-name="ce34" office:value-type="float" office:value="38" calcext:value-type="float">
            <text:p><text:s text:c="3"/>38</text:p>
          </table:table-cell>
          <table:table-cell table:style-name="ce34" office:value-type="float" office:value="891" calcext:value-type="float">
            <text:p><text:s text:c="3"/>891</text:p>
          </table:table-cell>
          <table:table-cell table:style-name="ce34" office:value-type="float" office:value="17310" calcext:value-type="float">
            <text:p><text:s text:c="3"/>17,310</text:p>
          </table:table-cell>
          <table:table-cell table:style-name="ce34" office:value-type="float" office:value="1103788" calcext:value-type="float">
            <text:p><text:s text:c="3"/>1,103,788</text:p>
          </table:table-cell>
          <table:table-cell table:style-name="ce34" office:value-type="float" office:value="2773026" calcext:value-type="float">
            <text:p><text:s text:c="3"/>2,773,026</text:p>
          </table:table-cell>
          <table:table-cell table:style-name="ce34" office:value-type="float" office:value="1370878" calcext:value-type="float">
            <text:p><text:s text:c="3"/>1,370,878</text:p>
          </table:table-cell>
          <table:table-cell table:style-name="ce34" office:value-type="float" office:value="1402148" calcext:value-type="float">
            <text:p><text:s text:c="3"/>1,402,148</text:p>
          </table:table-cell>
          <table:table-cell table:style-name="ce55" office:value-type="float" office:value="97.77" calcext:value-type="float">
            <text:p>97.77</text:p>
          </table:table-cell>
          <table:table-cell table:style-name="ce55" office:value-type="float" office:value="939.42" calcext:value-type="float">
            <text:p>939.42</text:p>
          </table:table-cell>
          <table:table-cell table:style-name="ce70" office:value-type="float" office:value="2.51" calcext:value-type="float">
            <text:p>2.5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灣省</text:p>
          </table:table-cell>
          <table:table-cell table:style-name="ce20" office:value-type="string" calcext:value-type="string">
            <text:p>25,110.0037</text:p>
          </table:table-cell>
          <table:table-cell table:style-name="ce34" office:value-type="float" office:value="200" calcext:value-type="float">
            <text:p><text:s text:c="3"/>200</text:p>
          </table:table-cell>
          <table:table-cell table:style-name="ce34" office:value-type="float" office:value="3544" calcext:value-type="float">
            <text:p><text:s text:c="3"/>3,544</text:p>
          </table:table-cell>
          <table:table-cell table:style-name="ce34" office:value-type="float" office:value="58818" calcext:value-type="float">
            <text:p><text:s text:c="3"/>58,818</text:p>
          </table:table-cell>
          <table:table-cell table:style-name="ce34" office:value-type="float" office:value="2510428" calcext:value-type="float">
            <text:p><text:s text:c="3"/>2,510,428</text:p>
          </table:table-cell>
          <table:table-cell table:style-name="ce34" office:value-type="float" office:value="7077605" calcext:value-type="float">
            <text:p><text:s text:c="3"/>7,077,605</text:p>
          </table:table-cell>
          <table:table-cell table:style-name="ce34" office:value-type="float" office:value="3603707" calcext:value-type="float">
            <text:p><text:s text:c="3"/>3,603,707</text:p>
          </table:table-cell>
          <table:table-cell table:style-name="ce34" office:value-type="float" office:value="3473898" calcext:value-type="float">
            <text:p><text:s text:c="3"/>3,473,898</text:p>
          </table:table-cell>
          <table:table-cell table:style-name="ce55" office:value-type="float" office:value="103.74" calcext:value-type="float">
            <text:p>103.74</text:p>
          </table:table-cell>
          <table:table-cell table:style-name="ce55" office:value-type="float" office:value="281.86" calcext:value-type="float">
            <text:p>281.86</text:p>
          </table:table-cell>
          <table:table-cell table:style-name="ce70" office:value-type="float" office:value="2.82" calcext:value-type="float">
            <text:p>2.82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5">
          <table:table-cell table:style-name="ce84" office:value-type="string" calcext:value-type="string">
            <text:p>宜蘭縣</text:p>
          </table:table-cell>
          <table:table-cell table:style-name="ce21" office:value-type="string" calcext:value-type="string">
            <text:p>2,143.6251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3660" calcext:value-type="float">
            <text:p><text:s text:c="3"/>3,660</text:p>
          </table:table-cell>
          <table:table-cell table:style-name="ce35" office:value-type="float" office:value="169818" calcext:value-type="float">
            <text:p><text:s text:c="3"/>169,818</text:p>
          </table:table-cell>
          <table:table-cell table:style-name="ce35" office:value-type="float" office:value="454725" calcext:value-type="float">
            <text:p><text:s text:c="3"/>454,725</text:p>
          </table:table-cell>
          <table:table-cell table:style-name="ce35" office:value-type="float" office:value="229656" calcext:value-type="float">
            <text:p><text:s text:c="3"/>229,656</text:p>
          </table:table-cell>
          <table:table-cell table:style-name="ce35" office:value-type="float" office:value="225069" calcext:value-type="float">
            <text:p><text:s text:c="3"/>225,069</text:p>
          </table:table-cell>
          <table:table-cell table:style-name="ce56" office:value-type="float" office:value="102.04" calcext:value-type="float">
            <text:p>102.04</text:p>
          </table:table-cell>
          <table:table-cell table:style-name="ce56" office:value-type="float" office:value="212.13" calcext:value-type="float">
            <text:p>212.13</text:p>
          </table:table-cell>
          <table:table-cell table:style-name="ce71" office:value-type="float" office:value="2.68" calcext:value-type="float">
            <text:p>2.6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新竹縣</text:p>
          </table:table-cell>
          <table:table-cell table:style-name="ce21" office:value-type="string" calcext:value-type="string">
            <text:p>1,427.5369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3289" calcext:value-type="float">
            <text:p><text:s text:c="3"/>3,289</text:p>
          </table:table-cell>
          <table:table-cell table:style-name="ce35" office:value-type="float" office:value="197267" calcext:value-type="float">
            <text:p><text:s text:c="3"/>197,267</text:p>
          </table:table-cell>
          <table:table-cell table:style-name="ce35" office:value-type="float" office:value="559317" calcext:value-type="float">
            <text:p><text:s text:c="3"/>559,317</text:p>
          </table:table-cell>
          <table:table-cell table:style-name="ce35" office:value-type="float" office:value="285493" calcext:value-type="float">
            <text:p><text:s text:c="3"/>285,493</text:p>
          </table:table-cell>
          <table:table-cell table:style-name="ce35" office:value-type="float" office:value="273824" calcext:value-type="float">
            <text:p><text:s text:c="3"/>273,824</text:p>
          </table:table-cell>
          <table:table-cell table:style-name="ce56" office:value-type="float" office:value="104.26" calcext:value-type="float">
            <text:p>104.26</text:p>
          </table:table-cell>
          <table:table-cell table:style-name="ce56" office:value-type="float" office:value="391.81" calcext:value-type="float">
            <text:p>391.81</text:p>
          </table:table-cell>
          <table:table-cell table:style-name="ce71" office:value-type="float" office:value="2.84" calcext:value-type="float">
            <text:p>2.8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苗栗縣</text:p>
          </table:table-cell>
          <table:table-cell table:style-name="ce21" office:value-type="string" calcext:value-type="string">
            <text:p>1,820.3149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275" calcext:value-type="float">
            <text:p><text:s text:c="3"/>275</text:p>
          </table:table-cell>
          <table:table-cell table:style-name="ce35" office:value-type="float" office:value="4679" calcext:value-type="float">
            <text:p><text:s text:c="3"/>4,679</text:p>
          </table:table-cell>
          <table:table-cell table:style-name="ce35" office:value-type="float" office:value="189994" calcext:value-type="float">
            <text:p><text:s text:c="3"/>189,994</text:p>
          </table:table-cell>
          <table:table-cell table:style-name="ce35" office:value-type="float" office:value="547037" calcext:value-type="float">
            <text:p><text:s text:c="3"/>547,037</text:p>
          </table:table-cell>
          <table:table-cell table:style-name="ce35" office:value-type="float" office:value="282228" calcext:value-type="float">
            <text:p><text:s text:c="3"/>282,228</text:p>
          </table:table-cell>
          <table:table-cell table:style-name="ce35" office:value-type="float" office:value="264809" calcext:value-type="float">
            <text:p><text:s text:c="3"/>264,809</text:p>
          </table:table-cell>
          <table:table-cell table:style-name="ce56" office:value-type="float" office:value="106.58" calcext:value-type="float">
            <text:p>106.58</text:p>
          </table:table-cell>
          <table:table-cell table:style-name="ce56" office:value-type="float" office:value="300.52" calcext:value-type="float">
            <text:p>300.52</text:p>
          </table:table-cell>
          <table:table-cell table:style-name="ce71" office:value-type="float" office:value="2.88" calcext:value-type="float">
            <text:p>2.8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彰化縣</text:p>
          </table:table-cell>
          <table:table-cell table:style-name="ce21" office:value-type="string" calcext:value-type="string">
            <text:p>1,074.3960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89" calcext:value-type="float">
            <text:p><text:s text:c="3"/>589</text:p>
          </table:table-cell>
          <table:table-cell table:style-name="ce35" office:value-type="float" office:value="9168" calcext:value-type="float">
            <text:p><text:s text:c="3"/>9,168</text:p>
          </table:table-cell>
          <table:table-cell table:style-name="ce35" office:value-type="float" office:value="390579" calcext:value-type="float">
            <text:p><text:s text:c="3"/>390,579</text:p>
          </table:table-cell>
          <table:table-cell table:style-name="ce35" office:value-type="float" office:value="1275111" calcext:value-type="float">
            <text:p><text:s text:c="3"/>1,275,111</text:p>
          </table:table-cell>
          <table:table-cell table:style-name="ce35" office:value-type="float" office:value="649050" calcext:value-type="float">
            <text:p><text:s text:c="3"/>649,050</text:p>
          </table:table-cell>
          <table:table-cell table:style-name="ce35" office:value-type="float" office:value="626061" calcext:value-type="float">
            <text:p><text:s text:c="3"/>626,061</text:p>
          </table:table-cell>
          <table:table-cell table:style-name="ce56" office:value-type="float" office:value="103.67" calcext:value-type="float">
            <text:p>103.67</text:p>
          </table:table-cell>
          <table:table-cell table:style-name="ce56" office:value-type="float" office:value="1186.82" calcext:value-type="float">
            <text:p>1,186.82</text:p>
          </table:table-cell>
          <table:table-cell table:style-name="ce71" office:value-type="float" office:value="3.26" calcext:value-type="float">
            <text:p>3.26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南投縣</text:p>
          </table:table-cell>
          <table:table-cell table:style-name="ce21" office:value-type="string" calcext:value-type="string">
            <text:p>4,106.436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62" calcext:value-type="float">
            <text:p><text:s text:c="3"/>262</text:p>
          </table:table-cell>
          <table:table-cell table:style-name="ce35" office:value-type="float" office:value="4274" calcext:value-type="float">
            <text:p><text:s text:c="3"/>4,274</text:p>
          </table:table-cell>
          <table:table-cell table:style-name="ce35" office:value-type="float" office:value="178557" calcext:value-type="float">
            <text:p><text:s text:c="3"/>178,557</text:p>
          </table:table-cell>
          <table:table-cell table:style-name="ce35" office:value-type="float" office:value="495546" calcext:value-type="float">
            <text:p><text:s text:c="3"/>495,546</text:p>
          </table:table-cell>
          <table:table-cell table:style-name="ce35" office:value-type="float" office:value="253671" calcext:value-type="float">
            <text:p><text:s text:c="3"/>253,671</text:p>
          </table:table-cell>
          <table:table-cell table:style-name="ce35" office:value-type="float" office:value="241875" calcext:value-type="float">
            <text:p><text:s text:c="3"/>241,875</text:p>
          </table:table-cell>
          <table:table-cell table:style-name="ce56" office:value-type="float" office:value="104.88" calcext:value-type="float">
            <text:p>104.88</text:p>
          </table:table-cell>
          <table:table-cell table:style-name="ce56" office:value-type="float" office:value="120.68" calcext:value-type="float">
            <text:p>120.68</text:p>
          </table:table-cell>
          <table:table-cell table:style-name="ce71" office:value-type="float" office:value="2.78" calcext:value-type="float">
            <text:p>2.7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雲林縣</text:p>
          </table:table-cell>
          <table:table-cell table:style-name="ce21" office:value-type="string" calcext:value-type="string">
            <text:p>1,290.8326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91" calcext:value-type="float">
            <text:p><text:s text:c="3"/>391</text:p>
          </table:table-cell>
          <table:table-cell table:style-name="ce35" office:value-type="float" office:value="6465" calcext:value-type="float">
            <text:p><text:s text:c="3"/>6,465</text:p>
          </table:table-cell>
          <table:table-cell table:style-name="ce35" office:value-type="float" office:value="241234" calcext:value-type="float">
            <text:p><text:s text:c="3"/>241,234</text:p>
          </table:table-cell>
          <table:table-cell table:style-name="ce35" office:value-type="float" office:value="683589" calcext:value-type="float">
            <text:p><text:s text:c="3"/>683,589</text:p>
          </table:table-cell>
          <table:table-cell table:style-name="ce35" office:value-type="float" office:value="354242" calcext:value-type="float">
            <text:p><text:s text:c="3"/>354,242</text:p>
          </table:table-cell>
          <table:table-cell table:style-name="ce35" office:value-type="float" office:value="329347" calcext:value-type="float">
            <text:p><text:s text:c="3"/>329,347</text:p>
          </table:table-cell>
          <table:table-cell table:style-name="ce56" office:value-type="float" office:value="107.56" calcext:value-type="float">
            <text:p>107.56</text:p>
          </table:table-cell>
          <table:table-cell table:style-name="ce56" office:value-type="float" office:value="529.57" calcext:value-type="float">
            <text:p>529.57</text:p>
          </table:table-cell>
          <table:table-cell table:style-name="ce71" office:value-type="float" office:value="2.83" calcext:value-type="float">
            <text:p>2.83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嘉義縣</text:p>
          </table:table-cell>
          <table:table-cell table:style-name="ce21" office:value-type="string" calcext:value-type="string">
            <text:p>1,903.6367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357" calcext:value-type="float">
            <text:p><text:s text:c="3"/>357</text:p>
          </table:table-cell>
          <table:table-cell table:style-name="ce35" office:value-type="float" office:value="5340" calcext:value-type="float">
            <text:p><text:s text:c="3"/>5,340</text:p>
          </table:table-cell>
          <table:table-cell table:style-name="ce35" office:value-type="float" office:value="183308" calcext:value-type="float">
            <text:p><text:s text:c="3"/>183,308</text:p>
          </table:table-cell>
          <table:table-cell table:style-name="ce35" office:value-type="float" office:value="505035" calcext:value-type="float">
            <text:p><text:s text:c="3"/>505,035</text:p>
          </table:table-cell>
          <table:table-cell table:style-name="ce35" office:value-type="float" office:value="262315" calcext:value-type="float">
            <text:p><text:s text:c="3"/>262,315</text:p>
          </table:table-cell>
          <table:table-cell table:style-name="ce35" office:value-type="float" office:value="242720" calcext:value-type="float">
            <text:p><text:s text:c="3"/>242,720</text:p>
          </table:table-cell>
          <table:table-cell table:style-name="ce56" office:value-type="float" office:value="108.07" calcext:value-type="float">
            <text:p>108.07</text:p>
          </table:table-cell>
          <table:table-cell table:style-name="ce56" office:value-type="float" office:value="265.3" calcext:value-type="float">
            <text:p>265.30</text:p>
          </table:table-cell>
          <table:table-cell table:style-name="ce71" office:value-type="float" office:value="2.76" calcext:value-type="float">
            <text:p>2.76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屏東縣</text:p>
          </table:table-cell>
          <table:table-cell table:style-name="ce21" office:value-type="string" calcext:value-type="string">
            <text:p>2,775.6003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463" calcext:value-type="float">
            <text:p><text:s text:c="3"/>463</text:p>
          </table:table-cell>
          <table:table-cell table:style-name="ce35" office:value-type="float" office:value="7388" calcext:value-type="float">
            <text:p><text:s text:c="3"/>7,388</text:p>
          </table:table-cell>
          <table:table-cell table:style-name="ce35" office:value-type="float" office:value="288556" calcext:value-type="float">
            <text:p><text:s text:c="3"/>288,556</text:p>
          </table:table-cell>
          <table:table-cell table:style-name="ce35" office:value-type="float" office:value="822270" calcext:value-type="float">
            <text:p><text:s text:c="3"/>822,270</text:p>
          </table:table-cell>
          <table:table-cell table:style-name="ce35" office:value-type="float" office:value="419737" calcext:value-type="float">
            <text:p><text:s text:c="3"/>419,737</text:p>
          </table:table-cell>
          <table:table-cell table:style-name="ce35" office:value-type="float" office:value="402533" calcext:value-type="float">
            <text:p><text:s text:c="3"/>402,533</text:p>
          </table:table-cell>
          <table:table-cell table:style-name="ce56" office:value-type="float" office:value="104.27" calcext:value-type="float">
            <text:p>104.27</text:p>
          </table:table-cell>
          <table:table-cell table:style-name="ce56" office:value-type="float" office:value="296.25" calcext:value-type="float">
            <text:p>296.25</text:p>
          </table:table-cell>
          <table:table-cell table:style-name="ce71" office:value-type="float" office:value="2.85" calcext:value-type="float">
            <text:p>2.85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臺東縣</text:p>
          </table:table-cell>
          <table:table-cell table:style-name="ce21" office:value-type="string" calcext:value-type="string">
            <text:p>3,515.25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2683" calcext:value-type="float">
            <text:p><text:s text:c="3"/>2,683</text:p>
          </table:table-cell>
          <table:table-cell table:style-name="ce35" office:value-type="float" office:value="83129" calcext:value-type="float">
            <text:p><text:s text:c="3"/>83,129</text:p>
          </table:table-cell>
          <table:table-cell table:style-name="ce35" office:value-type="float" office:value="217936" calcext:value-type="float">
            <text:p><text:s text:c="3"/>217,936</text:p>
          </table:table-cell>
          <table:table-cell table:style-name="ce35" office:value-type="float" office:value="112260" calcext:value-type="float">
            <text:p><text:s text:c="3"/>112,260</text:p>
          </table:table-cell>
          <table:table-cell table:style-name="ce35" office:value-type="float" office:value="105676" calcext:value-type="float">
            <text:p><text:s text:c="3"/>105,676</text:p>
          </table:table-cell>
          <table:table-cell table:style-name="ce56" office:value-type="float" office:value="106.23" calcext:value-type="float">
            <text:p>106.23</text:p>
          </table:table-cell>
          <table:table-cell table:style-name="ce56" office:value-type="float" office:value="62" calcext:value-type="float">
            <text:p>62.00</text:p>
          </table:table-cell>
          <table:table-cell table:style-name="ce71" office:value-type="float" office:value="2.62" calcext:value-type="float">
            <text:p>2.62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花蓮縣</text:p>
          </table:table-cell>
          <table:table-cell table:style-name="ce21" office:value-type="string" calcext:value-type="string">
            <text:p>4,628.5714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76" calcext:value-type="float">
            <text:p><text:s text:c="3"/>176</text:p>
          </table:table-cell>
          <table:table-cell table:style-name="ce35" office:value-type="float" office:value="3577" calcext:value-type="float">
            <text:p><text:s text:c="3"/>3,577</text:p>
          </table:table-cell>
          <table:table-cell table:style-name="ce35" office:value-type="float" office:value="126263" calcext:value-type="float">
            <text:p><text:s text:c="3"/>126,263</text:p>
          </table:table-cell>
          <table:table-cell table:style-name="ce35" office:value-type="float" office:value="327080" calcext:value-type="float">
            <text:p><text:s text:c="3"/>327,080</text:p>
          </table:table-cell>
          <table:table-cell table:style-name="ce35" office:value-type="float" office:value="165627" calcext:value-type="float">
            <text:p><text:s text:c="3"/>165,627</text:p>
          </table:table-cell>
          <table:table-cell table:style-name="ce35" office:value-type="float" office:value="161453" calcext:value-type="float">
            <text:p><text:s text:c="3"/>161,453</text:p>
          </table:table-cell>
          <table:table-cell table:style-name="ce56" office:value-type="float" office:value="102.59" calcext:value-type="float">
            <text:p>102.59</text:p>
          </table:table-cell>
          <table:table-cell table:style-name="ce56" office:value-type="float" office:value="70.67" calcext:value-type="float">
            <text:p>70.67</text:p>
          </table:table-cell>
          <table:table-cell table:style-name="ce71" office:value-type="float" office:value="2.59" calcext:value-type="float">
            <text:p>2.5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澎湖縣</text:p>
          </table:table-cell>
          <table:table-cell table:style-name="ce21" office:value-type="string" calcext:value-type="string">
            <text:p>126.864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396" calcext:value-type="float">
            <text:p><text:s text:c="3"/>1,396</text:p>
          </table:table-cell>
          <table:table-cell table:style-name="ce35" office:value-type="float" office:value="41063" calcext:value-type="float">
            <text:p><text:s text:c="3"/>41,063</text:p>
          </table:table-cell>
          <table:table-cell table:style-name="ce35" office:value-type="float" office:value="104751" calcext:value-type="float">
            <text:p><text:s text:c="3"/>104,751</text:p>
          </table:table-cell>
          <table:table-cell table:style-name="ce35" office:value-type="float" office:value="54037" calcext:value-type="float">
            <text:p><text:s text:c="3"/>54,037</text:p>
          </table:table-cell>
          <table:table-cell table:style-name="ce35" office:value-type="float" office:value="50714" calcext:value-type="float">
            <text:p><text:s text:c="3"/>50,714</text:p>
          </table:table-cell>
          <table:table-cell table:style-name="ce56" office:value-type="float" office:value="106.55" calcext:value-type="float">
            <text:p>106.55</text:p>
          </table:table-cell>
          <table:table-cell table:style-name="ce56" office:value-type="float" office:value="825.69" calcext:value-type="float">
            <text:p>825.69</text:p>
          </table:table-cell>
          <table:table-cell table:style-name="ce71" office:value-type="float" office:value="2.55" calcext:value-type="float">
            <text:p>2.55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">
          <table:table-cell table:style-name="ce84" office:value-type="string" calcext:value-type="string">
            <text:p>基隆市</text:p>
          </table:table-cell>
          <table:table-cell table:style-name="ce21" office:value-type="string" calcext:value-type="string">
            <text:p>132.758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35" office:value-type="float" office:value="3325" calcext:value-type="float">
            <text:p><text:s text:c="3"/>3,325</text:p>
          </table:table-cell>
          <table:table-cell table:style-name="ce35" office:value-type="float" office:value="153861" calcext:value-type="float">
            <text:p><text:s text:c="3"/>153,861</text:p>
          </table:table-cell>
          <table:table-cell table:style-name="ce35" office:value-type="float" office:value="369613" calcext:value-type="float">
            <text:p><text:s text:c="3"/>369,613</text:p>
          </table:table-cell>
          <table:table-cell table:style-name="ce35" office:value-type="float" office:value="184664" calcext:value-type="float">
            <text:p><text:s text:c="3"/>184,664</text:p>
          </table:table-cell>
          <table:table-cell table:style-name="ce35" office:value-type="float" office:value="184949" calcext:value-type="float">
            <text:p><text:s text:c="3"/>184,949</text:p>
          </table:table-cell>
          <table:table-cell table:style-name="ce56" office:value-type="float" office:value="99.85" calcext:value-type="float">
            <text:p>99.85</text:p>
          </table:table-cell>
          <table:table-cell table:style-name="ce56" office:value-type="float" office:value="2784.09" calcext:value-type="float">
            <text:p>2,784.09</text:p>
          </table:table-cell>
          <table:table-cell table:style-name="ce71" office:value-type="float" office:value="2.4" calcext:value-type="float">
            <text:p>2.4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新竹市</text:p>
          </table:table-cell>
          <table:table-cell table:style-name="ce21" office:value-type="string" calcext:value-type="string">
            <text:p>104.152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2176" calcext:value-type="float">
            <text:p><text:s text:c="3"/>2,176</text:p>
          </table:table-cell>
          <table:table-cell table:style-name="ce35" office:value-type="float" office:value="166658" calcext:value-type="float">
            <text:p><text:s text:c="3"/>166,658</text:p>
          </table:table-cell>
          <table:table-cell table:style-name="ce35" office:value-type="float" office:value="447081" calcext:value-type="float">
            <text:p><text:s text:c="3"/>447,081</text:p>
          </table:table-cell>
          <table:table-cell table:style-name="ce35" office:value-type="float" office:value="220447" calcext:value-type="float">
            <text:p><text:s text:c="3"/>220,447</text:p>
          </table:table-cell>
          <table:table-cell table:style-name="ce35" office:value-type="float" office:value="226634" calcext:value-type="float">
            <text:p><text:s text:c="3"/>226,634</text:p>
          </table:table-cell>
          <table:table-cell table:style-name="ce56" office:value-type="float" office:value="97.27" calcext:value-type="float">
            <text:p>97.27</text:p>
          </table:table-cell>
          <table:table-cell table:style-name="ce56" office:value-type="float" office:value="4292.56" calcext:value-type="float">
            <text:p>4,292.56</text:p>
          </table:table-cell>
          <table:table-cell table:style-name="ce71" office:value-type="float" office:value="2.68" calcext:value-type="float">
            <text:p>2.6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嘉義市</text:p>
          </table:table-cell>
          <table:table-cell table:style-name="ce21" office:value-type="string" calcext:value-type="string">
            <text:p>60.025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1398" calcext:value-type="float">
            <text:p><text:s text:c="3"/>1,398</text:p>
          </table:table-cell>
          <table:table-cell table:style-name="ce35" office:value-type="float" office:value="100141" calcext:value-type="float">
            <text:p><text:s text:c="3"/>100,141</text:p>
          </table:table-cell>
          <table:table-cell table:style-name="ce35" office:value-type="float" office:value="268514" calcext:value-type="float">
            <text:p><text:s text:c="3"/>268,514</text:p>
          </table:table-cell>
          <table:table-cell table:style-name="ce35" office:value-type="float" office:value="130280" calcext:value-type="float">
            <text:p><text:s text:c="3"/>130,280</text:p>
          </table:table-cell>
          <table:table-cell table:style-name="ce35" office:value-type="float" office:value="138234" calcext:value-type="float">
            <text:p><text:s text:c="3"/>138,234</text:p>
          </table:table-cell>
          <table:table-cell table:style-name="ce56" office:value-type="float" office:value="94.25" calcext:value-type="float">
            <text:p>94.25</text:p>
          </table:table-cell>
          <table:table-cell table:style-name="ce56" office:value-type="float" office:value="4473.32" calcext:value-type="float">
            <text:p>4,473.32</text:p>
          </table:table-cell>
          <table:table-cell table:style-name="ce71" office:value-type="float" office:value="2.68" calcext:value-type="float">
            <text:p>2.68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福建省</text:p>
          </table:table-cell>
          <table:table-cell table:style-name="ce20" office:value-type="string" calcext:value-type="string">
            <text:p>180.4560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59" calcext:value-type="float">
            <text:p><text:s text:c="3"/>59</text:p>
          </table:table-cell>
          <table:table-cell table:style-name="ce34" office:value-type="float" office:value="912" calcext:value-type="float">
            <text:p><text:s text:c="3"/>912</text:p>
          </table:table-cell>
          <table:table-cell table:style-name="ce34" office:value-type="float" office:value="44026" calcext:value-type="float">
            <text:p><text:s text:c="3"/>44,026</text:p>
          </table:table-cell>
          <table:table-cell table:style-name="ce34" office:value-type="float" office:value="152535" calcext:value-type="float">
            <text:p><text:s text:c="3"/>152,535</text:p>
          </table:table-cell>
          <table:table-cell table:style-name="ce34" office:value-type="float" office:value="77070" calcext:value-type="float">
            <text:p><text:s text:c="3"/>77,070</text:p>
          </table:table-cell>
          <table:table-cell table:style-name="ce34" office:value-type="float" office:value="75465" calcext:value-type="float">
            <text:p><text:s text:c="3"/>75,465</text:p>
          </table:table-cell>
          <table:table-cell table:style-name="ce55" office:value-type="float" office:value="102.13" calcext:value-type="float">
            <text:p>102.13</text:p>
          </table:table-cell>
          <table:table-cell table:style-name="ce55" office:value-type="float" office:value="845.28" calcext:value-type="float">
            <text:p>845.28</text:p>
          </table:table-cell>
          <table:table-cell table:style-name="ce70" office:value-type="float" office:value="3.46" calcext:value-type="float">
            <text:p>3.46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金門縣</text:p>
          </table:table-cell>
          <table:table-cell table:style-name="ce21" office:value-type="string" calcext:value-type="string">
            <text:p>151.656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76" calcext:value-type="float">
            <text:p><text:s text:c="3"/>776</text:p>
          </table:table-cell>
          <table:table-cell table:style-name="ce35" office:value-type="float" office:value="40892" calcext:value-type="float">
            <text:p><text:s text:c="3"/>40,892</text:p>
          </table:table-cell>
          <table:table-cell table:style-name="ce35" office:value-type="float" office:value="139440" calcext:value-type="float">
            <text:p><text:s text:c="3"/>139,440</text:p>
          </table:table-cell>
          <table:table-cell table:style-name="ce35" office:value-type="float" office:value="69577" calcext:value-type="float">
            <text:p><text:s text:c="3"/>69,577</text:p>
          </table:table-cell>
          <table:table-cell table:style-name="ce35" office:value-type="float" office:value="69863" calcext:value-type="float">
            <text:p><text:s text:c="3"/>69,863</text:p>
          </table:table-cell>
          <table:table-cell table:style-name="ce56" office:value-type="float" office:value="99.59" calcext:value-type="float">
            <text:p>99.59</text:p>
          </table:table-cell>
          <table:table-cell table:style-name="ce56" office:value-type="float" office:value="919.45" calcext:value-type="float">
            <text:p>919.45</text:p>
          </table:table-cell>
          <table:table-cell table:style-name="ce71" office:value-type="float" office:value="3.41" calcext:value-type="float">
            <text:p>3.4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連江縣</text:p>
          </table:table-cell>
          <table:table-cell table:style-name="ce21" office:value-type="string" calcext:value-type="string">
            <text:p>28.800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36" calcext:value-type="float">
            <text:p><text:s text:c="3"/>136</text:p>
          </table:table-cell>
          <table:table-cell table:style-name="ce35" office:value-type="float" office:value="3134" calcext:value-type="float">
            <text:p><text:s text:c="3"/>3,134</text:p>
          </table:table-cell>
          <table:table-cell table:style-name="ce35" office:value-type="float" office:value="13095" calcext:value-type="float">
            <text:p><text:s text:c="3"/>13,095</text:p>
          </table:table-cell>
          <table:table-cell table:style-name="ce35" office:value-type="float" office:value="7493" calcext:value-type="float">
            <text:p><text:s text:c="3"/>7,493</text:p>
          </table:table-cell>
          <table:table-cell table:style-name="ce35" office:value-type="float" office:value="5602" calcext:value-type="float">
            <text:p><text:s text:c="3"/>5,602</text:p>
          </table:table-cell>
          <table:table-cell table:style-name="ce56" office:value-type="float" office:value="133.76" calcext:value-type="float">
            <text:p>133.76</text:p>
          </table:table-cell>
          <table:table-cell table:style-name="ce56" office:value-type="float" office:value="454.69" calcext:value-type="float">
            <text:p>454.69</text:p>
          </table:table-cell>
          <table:table-cell table:style-name="ce71" office:value-type="float" office:value="4.18" calcext:value-type="float">
            <text:p>4.18</text:p>
          </table:table-cell>
          <table:table-cell table:style-name="ce104"/>
          <table:table-cell table:style-name="ce108"/>
          <table:table-cell table:style-name="ce110"/>
          <table:table-cell table:style-name="ce115"/>
          <table:table-cell table:style-name="ce104"/>
          <table:table-cell table:number-columns-repeated="1007"/>
        </table:table-row>
        <table:table-row table:style-name="ro20">
          <table:table-cell table:style-name="ce85" office:value-type="string" calcext:value-type="string">
            <text:p>東沙群島</text:p>
          </table:table-cell>
          <table:table-cell table:style-name="ce90" office:value-type="float" office:value="2.38" calcext:value-type="float">
            <text:p><text:s text:c="3"/>2.3800</text:p>
          </table:table-cell>
          <table:table-cell table:number-columns-repeated="10" table:style-name="ce96" office:value-type="string" calcext:value-type="string">
            <text:p>…</text:p>
          </table:table-cell>
          <table:table-cell table:style-name="ce104"/>
          <table:table-cell table:style-name="ce108"/>
          <table:table-cell table:style-name="ce110"/>
          <table:table-cell table:style-name="ce116"/>
          <table:table-cell table:style-name="ce104"/>
          <table:table-cell table:number-columns-repeated="1007"/>
        </table:table-row>
        <table:table-row table:style-name="ro19">
          <table:table-cell table:style-name="ce85" office:value-type="string" calcext:value-type="string">
            <text:p>南沙群島</text:p>
          </table:table-cell>
          <table:table-cell table:style-name="ce91" office:value-type="float" office:value="0.5045" calcext:value-type="float">
            <text:p><text:s text:c="3"/>0.5045</text:p>
          </table:table-cell>
          <table:table-cell table:style-name="ce97" office:value-type="string" calcext:value-type="string">
            <text:p>…</text:p>
          </table:table-cell>
          <table:table-cell table:number-columns-repeated="9" table:style-name="ce96" office:value-type="string" calcext:value-type="string">
            <text:p>…</text:p>
          </table:table-cell>
          <table:table-cell table:number-columns-repeated="1012"/>
        </table:table-row>
        <table:table-row table:style-name="ro21">
          <table:table-cell table:style-name="ce86"/>
          <table:table-cell table:style-name="ce92"/>
          <table:table-cell table:style-name="ce98" table:number-columns-repeated="7"/>
          <table:table-cell table:style-name="ce102" table:number-columns-repeated="2"/>
          <table:table-cell table:style-name="ce103"/>
          <table:table-cell table:style-name="ce104" table:number-columns-repeated="1012"/>
        </table:table-row>
        <table:table-row table:style-name="ro19">
          <table:table-cell table:style-name="ce13" office:value-type="string" calcext:value-type="string">
            <text:p>說明：1.本表村里數及鄰數係指設有戶籍之戶籍登記資料，非行政區域資料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8年6月5日編製</text:p>
          </table:table-cell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3.104年12月南沙太平島交通基礎整建工程竣工，增加面積0.0149平方公里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22">
          <table:table-cell table:number-columns-repeated="1024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">
      <number:number number:min-integer-digits="1"/>
      <number:text> </number:text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4" loext:min-decimal-places="4" number:min-integer-digits="1" number:grouping="true"/>
      <number:text> </number:text>
    </number:number-style>
    <number:number-style style:name="N14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4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49">
      <number:text>—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2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53">
      <number:text>0.00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2" loext:min-decimal-places="2" number:min-integer-digits="1"/>
      <number:text> </number:text>
    </number:number-style>
    <number:number-style style:name="N155P0" style:volatile="true">
      <number:number number:decimal-places="2" loext:min-decimal-places="2" number:min-integer-digits="1" number:grouping="true"/>
    </number:number-style>
    <number:number-style style:name="N155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5">
      <number:text>－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P1" style:volatile="true">
      <number:text>－   </number:text>
      <number:number number:decimal-places="2" loext:min-decimal-places="2" number:min-integer-digits="1" number:grouping="true"/>
    </number:number-style>
    <number:number-style style:name="N156">
      <number:text>—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   </number:text>
      <number:number number:decimal-places="2" loext:min-decimal-places="2" number:min-integer-digits="1" number:grouping="true"/>
    </number:number-style>
    <number:number-style style:name="N158P1" style:volatile="true">
      <number:text>－   </number:text>
      <number:number number:decimal-places="2" loext:min-decimal-places="2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0" loext:min-decimal-places="0" number:min-integer-digits="1" number:grouping="true"/>
      <number:text> </number:text>
    </number:number-style>
    <number:number-style style:name="N15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59">
      <number:text>—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</number:text>
      <number:number number:decimal-places="2" loext:min-decimal-places="2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number:text>－  </number:text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01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12:48.786000000</dc:date>
    <meta:print-date>2017-03-16T10:13:51</meta:print-date>
    <meta:editing-cycles>1</meta:editing-cycles>
    <meta:editing-duration>PT21S</meta:editing-duration>
    <meta:document-statistic meta:table-count="2" meta:cell-count="813" meta:object-count="0"/>
    <meta:generator>LibreOffice/5.0.6.2$Linux_X86_64 LibreOffice_project/00$Build-2</meta:generator>
  </office:meta>
</office:document-meta>
</file>